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9.966cm"/>
    </style:style>
    <style:style style:name="co9" style:family="table-column">
      <style:table-column-properties fo:break-before="auto" style:column-width="1.446cm"/>
    </style:style>
    <style:style style:name="co10" style:family="table-column">
      <style:table-column-properties fo:break-before="auto" style:column-width="18.7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Übersicht">
      <style:table-properties table:display="true" style:writing-mode="lr-tb"/>
    </style:style>
    <style:style style:name="ta2" style:family="table" style:master-page-name="PageStyle_5f_Beispielmona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107"/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cell-protect="protected" style:print-content="true"/>
    </style:style>
    <style:style style:name="ce6" style:family="table-cell" style:parent-style-name="Default">
      <style:table-cell-properties style:cell-protect="protected" style:print-content="true"/>
    </style:style>
    <style:style style:name="ce7" style:family="table-cell" style:parent-style-name="Default">
      <style:table-cell-properties style:cell-protect="protected" style:print-content="true" fo:wrap-option="wrap"/>
    </style:style>
    <style:style style:name="ce8" style:family="table-cell" style:parent-style-name="Default" style:data-style-name="N107">
      <style:table-cell-properties style:cell-protect="protected" style:print-content="true"/>
    </style:style>
  </office:automatic-styles>
  <office:body>
    <office:spreadsheet>
      <table:calculation-settings table:case-sensitive="false" table:automatic-find-labels="false" table:use-regular-expressions="false"/>
      <table:table table:name="Übersich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-group table:display="false">
          <table:table-column table:style-name="co3" table:visibility="collapse" table:number-columns-repeated="12" table:default-cell-style-name="ce1"/>
        </table:table-column-group>
        <table:table-column table:style-name="co3" table:default-cell-style-name="ce1"/>
        <table:table-column-group table:display="false">
          <table:table-column table:style-name="co3" table:visibility="collapse" table:number-columns-repeated="12" table:default-cell-style-name="ce1"/>
        </table:table-column-group>
        <table:table-column table:style-name="co3" table:default-cell-style-name="ce1"/>
        <table:table-column-group table:display="false">
          <table:table-column table:style-name="co3" table:visibility="collapse" table:number-columns-repeated="12" table:default-cell-style-name="ce1"/>
        </table:table-column-group>
        <table:table-column table:style-name="co2" table:default-cell-style-name="ce1"/>
        <table:table-column-group table:display="false">
          <table:table-column table:style-name="co3" table:visibility="collapse" table:number-columns-repeated="11" table:default-cell-style-name="ce1"/>
          <table:table-column table:style-name="co4" table:visibility="collapse" table:default-cell-style-name="ce1"/>
        </table:table-column-group>
        <table:table-column table:style-name="co3" table:default-cell-style-name="ce1"/>
        <table:table-column-group table:display="false">
          <table:table-column table:style-name="co3" table:visibility="collapse" table:number-columns-repeated="9" table:default-cell-style-name="ce1"/>
          <table:table-column table:style-name="co4" table:visibility="collapse" table:default-cell-style-name="ce1"/>
        </table:table-column-group>
        <table:table-column table:style-name="co3" table:default-cell-style-name="Default"/>
        <table:table-row table:style-name="ro1">
          <table:table-cell table:number-columns-repeated="19"/>
          <table:table-cell table:style-name="Default"/>
          <table:table-cell table:number-columns-repeated="3"/>
          <table:table-cell table:style-name="Default"/>
          <table:table-cell table:number-columns-repeated="41"/>
        </table:table-row>
        <table:table-row table:style-name="ro1">
          <table:table-cell/>
          <table:table-cell table:style-name="ce2" office:value-type="string">
            <text:p>2023 Total</text:p>
          </table:table-cell>
          <table:table-cell table:number-columns-repeated="12" table:style-name="ce2" office:value-type="string">
            <text:p>2023</text:p>
          </table:table-cell>
          <table:table-cell table:style-name="ce2" office:value-type="string">
            <text:p>2022 Total</text:p>
          </table:table-cell>
          <table:table-cell table:number-columns-repeated="12" table:style-name="ce2" office:value-type="string">
            <text:p>2022</text:p>
          </table:table-cell>
          <table:table-cell table:style-name="ce2" office:value-type="string">
            <text:p>2021 Total</text:p>
          </table:table-cell>
          <table:table-cell table:number-columns-repeated="12" table:style-name="ce2" office:value-type="string">
            <text:p>2021</text:p>
          </table:table-cell>
          <table:table-cell table:style-name="ce2" office:value-type="string">
            <text:p>2020 Total</text:p>
          </table:table-cell>
          <table:table-cell table:number-columns-repeated="12" table:style-name="ce2" office:value-type="string">
            <text:p>2020</text:p>
          </table:table-cell>
          <table:table-cell table:style-name="ce2" office:value-type="string">
            <text:p>2019 Total</text:p>
          </table:table-cell>
          <table:table-cell table:number-columns-repeated="10" table:style-name="ce2" office:value-type="string">
            <text:p>2019</text:p>
          </table:table-cell>
          <table:table-cell table:style-name="ce4"/>
        </table:table-row>
        <table:table-row table:style-name="ro1">
          <table:table-cell office:value-type="string">
            <text:p>Monat</text:p>
          </table:table-cell>
          <table:table-cell table:style-name="ce3"/>
          <table:table-cell table:style-name="ce2" office:value-type="string">
            <text:p>01</text:p>
          </table:table-cell>
          <table:table-cell table:style-name="ce2" office:value-type="string">
            <text:p>02</text:p>
          </table:table-cell>
          <table:table-cell table:style-name="ce2" office:value-type="string">
            <text:p>03</text:p>
          </table:table-cell>
          <table:table-cell table:style-name="ce2" office:value-type="string">
            <text:p>04</text:p>
          </table:table-cell>
          <table:table-cell table:style-name="ce2" office:value-type="string">
            <text:p>05</text:p>
          </table:table-cell>
          <table:table-cell table:style-name="ce2" office:value-type="string">
            <text:p>06</text:p>
          </table:table-cell>
          <table:table-cell table:style-name="ce2" office:value-type="string">
            <text:p>07</text:p>
          </table:table-cell>
          <table:table-cell table:style-name="ce2" office:value-type="string">
            <text:p>08</text:p>
          </table:table-cell>
          <table:table-cell table:style-name="ce2" office:value-type="string">
            <text:p>09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12</text:p>
          </table:table-cell>
          <table:table-cell table:style-name="ce3"/>
          <table:table-cell table:style-name="ce2" office:value-type="string">
            <text:p>01</text:p>
          </table:table-cell>
          <table:table-cell table:style-name="ce2" office:value-type="string">
            <text:p>02</text:p>
          </table:table-cell>
          <table:table-cell table:style-name="ce2" office:value-type="string">
            <text:p>03</text:p>
          </table:table-cell>
          <table:table-cell table:style-name="ce2" office:value-type="string">
            <text:p>04</text:p>
          </table:table-cell>
          <table:table-cell table:style-name="ce2" office:value-type="string">
            <text:p>05</text:p>
          </table:table-cell>
          <table:table-cell table:style-name="ce2" office:value-type="string">
            <text:p>06</text:p>
          </table:table-cell>
          <table:table-cell table:style-name="ce2" office:value-type="string">
            <text:p>07</text:p>
          </table:table-cell>
          <table:table-cell table:style-name="ce2" office:value-type="string">
            <text:p>08</text:p>
          </table:table-cell>
          <table:table-cell table:style-name="ce2" office:value-type="string">
            <text:p>09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12</text:p>
          </table:table-cell>
          <table:table-cell table:style-name="ce3"/>
          <table:table-cell table:style-name="ce2" office:value-type="string">
            <text:p>01</text:p>
          </table:table-cell>
          <table:table-cell table:style-name="ce2" office:value-type="string">
            <text:p>02</text:p>
          </table:table-cell>
          <table:table-cell table:style-name="ce2" office:value-type="string">
            <text:p>03</text:p>
          </table:table-cell>
          <table:table-cell table:style-name="ce2" office:value-type="string">
            <text:p>04</text:p>
          </table:table-cell>
          <table:table-cell table:style-name="ce2" office:value-type="string">
            <text:p>05</text:p>
          </table:table-cell>
          <table:table-cell table:style-name="ce2" office:value-type="string">
            <text:p>06</text:p>
          </table:table-cell>
          <table:table-cell table:style-name="ce2" office:value-type="string">
            <text:p>07</text:p>
          </table:table-cell>
          <table:table-cell table:style-name="ce2" office:value-type="string">
            <text:p>08</text:p>
          </table:table-cell>
          <table:table-cell table:style-name="ce2" office:value-type="string">
            <text:p>09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12</text:p>
          </table:table-cell>
          <table:table-cell table:style-name="ce3"/>
          <table:table-cell table:style-name="ce2" office:value-type="string">
            <text:p>01</text:p>
          </table:table-cell>
          <table:table-cell table:style-name="ce2" office:value-type="string">
            <text:p>02</text:p>
          </table:table-cell>
          <table:table-cell table:style-name="ce2" office:value-type="string">
            <text:p>03</text:p>
          </table:table-cell>
          <table:table-cell table:style-name="ce2" office:value-type="string">
            <text:p>04</text:p>
          </table:table-cell>
          <table:table-cell table:style-name="ce2" office:value-type="string">
            <text:p>05</text:p>
          </table:table-cell>
          <table:table-cell table:style-name="ce2" office:value-type="string">
            <text:p>06</text:p>
          </table:table-cell>
          <table:table-cell table:style-name="ce2" office:value-type="string">
            <text:p>07</text:p>
          </table:table-cell>
          <table:table-cell table:style-name="ce2" office:value-type="string">
            <text:p>08</text:p>
          </table:table-cell>
          <table:table-cell table:style-name="ce2" office:value-type="string">
            <text:p>09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12</text:p>
          </table:table-cell>
          <table:table-cell table:style-name="ce3"/>
          <table:table-cell table:style-name="ce2" office:value-type="string">
            <text:p>03</text:p>
          </table:table-cell>
          <table:table-cell table:style-name="ce2" office:value-type="string">
            <text:p>04</text:p>
          </table:table-cell>
          <table:table-cell table:style-name="ce2" office:value-type="string">
            <text:p>05</text:p>
          </table:table-cell>
          <table:table-cell table:style-name="ce2" office:value-type="string">
            <text:p>06</text:p>
          </table:table-cell>
          <table:table-cell table:style-name="ce2" office:value-type="string">
            <text:p>07</text:p>
          </table:table-cell>
          <table:table-cell table:style-name="ce2" office:value-type="string">
            <text:p>08</text:p>
          </table:table-cell>
          <table:table-cell table:style-name="ce2" office:value-type="string">
            <text:p>09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12</text:p>
          </table:table-cell>
          <table:table-cell table:style-name="ce4"/>
        </table:table-row>
        <table:table-row table:style-name="ro1">
          <table:table-cell office:value-type="string">
            <text:p>Total +</text:p>
          </table:table-cell>
          <table:table-cell table:formula="of:=SUM([.C4:.N4])" office:value-type="currency" office:currency="EUR" office:value="0">
            <text:p>0,00 €</text:p>
          </table:table-cell>
          <table:table-cell table:formula="of:=SUMIF([.C$8:.C$101];&quot;&gt;0&quot;;[.C$8:.C$101])" office:value-type="currency" office:currency="EUR" office:value="0">
            <text:p>0,00 €</text:p>
          </table:table-cell>
          <table:table-cell table:formula="of:=SUMIF([.D$8:.D$101];&quot;&gt;0&quot;;[.D$8:.D$101])" office:value-type="currency" office:currency="EUR" office:value="0">
            <text:p>0,00 €</text:p>
          </table:table-cell>
          <table:table-cell table:formula="of:=SUMIF([.E$8:.E$101];&quot;&gt;0&quot;;[.E$8:.E$101])" office:value-type="currency" office:currency="EUR" office:value="0">
            <text:p>0,00 €</text:p>
          </table:table-cell>
          <table:table-cell table:formula="of:=SUMIF([.F$8:.F$101];&quot;&gt;0&quot;;[.F$8:.F$101])" office:value-type="currency" office:currency="EUR" office:value="0">
            <text:p>0,00 €</text:p>
          </table:table-cell>
          <table:table-cell table:formula="of:=SUMIF([.G$8:.G$101];&quot;&gt;0&quot;;[.G$8:.G$101])" office:value-type="currency" office:currency="EUR" office:value="0">
            <text:p>0,00 €</text:p>
          </table:table-cell>
          <table:table-cell table:formula="of:=SUMIF([.H$8:.H$101];&quot;&gt;0&quot;;[.H$8:.H$101])" office:value-type="currency" office:currency="EUR" office:value="0">
            <text:p>0,00 €</text:p>
          </table:table-cell>
          <table:table-cell table:formula="of:=SUMIF([.I$8:.I$101];&quot;&gt;0&quot;;[.I$8:.I$101])" office:value-type="currency" office:currency="EUR" office:value="0">
            <text:p>0,00 €</text:p>
          </table:table-cell>
          <table:table-cell table:formula="of:=SUMIF([.J$8:.J$101];&quot;&gt;0&quot;;[.J$8:.J$101])" office:value-type="currency" office:currency="EUR" office:value="0">
            <text:p>0,00 €</text:p>
          </table:table-cell>
          <table:table-cell table:formula="of:=SUMIF([.K$8:.K$101];&quot;&gt;0&quot;;[.K$8:.K$101])" office:value-type="currency" office:currency="EUR" office:value="0">
            <text:p>0,00 €</text:p>
          </table:table-cell>
          <table:table-cell table:formula="of:=SUMIF([.L$8:.L$101];&quot;&gt;0&quot;;[.L$8:.L$101])" office:value-type="currency" office:currency="EUR" office:value="0">
            <text:p>0,00 €</text:p>
          </table:table-cell>
          <table:table-cell table:formula="of:=SUMIF([.M$8:.M$101];&quot;&gt;0&quot;;[.M$8:.M$101])" office:value-type="currency" office:currency="EUR" office:value="0">
            <text:p>0,00 €</text:p>
          </table:table-cell>
          <table:table-cell table:formula="of:=SUMIF([.N$8:.N$101];&quot;&gt;0&quot;;[.N$8:.N$101])" office:value-type="currency" office:currency="EUR" office:value="0">
            <text:p>0,00 €</text:p>
          </table:table-cell>
          <table:table-cell table:formula="of:=SUM([.P4:.AA4])" office:value-type="currency" office:currency="EUR" office:value="0">
            <text:p>0,00 €</text:p>
          </table:table-cell>
          <table:table-cell table:formula="of:=SUMIF([.P$8:.P$101];&quot;&gt;0&quot;;[.P$8:.P$101])" office:value-type="currency" office:currency="EUR" office:value="0">
            <text:p>0,00 €</text:p>
          </table:table-cell>
          <table:table-cell table:formula="of:=SUMIF([.Q$8:.Q$101];&quot;&gt;0&quot;;[.Q$8:.Q$101])" office:value-type="currency" office:currency="EUR" office:value="0">
            <text:p>0,00 €</text:p>
          </table:table-cell>
          <table:table-cell table:formula="of:=SUMIF([.R$8:.R$101];&quot;&gt;0&quot;;[.R$8:.R$101])" office:value-type="currency" office:currency="EUR" office:value="0">
            <text:p>0,00 €</text:p>
          </table:table-cell>
          <table:table-cell table:formula="of:=SUMIF([.S$8:.S$101];&quot;&gt;0&quot;;[.S$8:.S$101])" office:value-type="currency" office:currency="EUR" office:value="0">
            <text:p>0,00 €</text:p>
          </table:table-cell>
          <table:table-cell table:formula="of:=SUMIF([.T$8:.T$101];&quot;&gt;0&quot;;[.T$8:.T$101])" office:value-type="currency" office:currency="EUR" office:value="0">
            <text:p>0,00 €</text:p>
          </table:table-cell>
          <table:table-cell table:formula="of:=SUMIF([.U$8:.U$101];&quot;&gt;0&quot;;[.U$8:.U$101])" office:value-type="currency" office:currency="EUR" office:value="0">
            <text:p>0,00 €</text:p>
          </table:table-cell>
          <table:table-cell table:formula="of:=SUMIF([.V$8:.V$101];&quot;&gt;0&quot;;[.V$8:.V$101])" office:value-type="currency" office:currency="EUR" office:value="0">
            <text:p>0,00 €</text:p>
          </table:table-cell>
          <table:table-cell table:formula="of:=SUMIF([.W$8:.W$101];&quot;&gt;0&quot;;[.W$8:.W$101])" office:value-type="currency" office:currency="EUR" office:value="0">
            <text:p>0,00 €</text:p>
          </table:table-cell>
          <table:table-cell table:formula="of:=SUMIF([.X$8:.X$101];&quot;&gt;0&quot;;[.X$8:.X$101])" office:value-type="currency" office:currency="EUR" office:value="0">
            <text:p>0,00 €</text:p>
          </table:table-cell>
          <table:table-cell table:formula="of:=SUMIF([.Y$8:.Y$101];&quot;&gt;0&quot;;[.Y$8:.Y$101])" office:value-type="currency" office:currency="EUR" office:value="0">
            <text:p>0,00 €</text:p>
          </table:table-cell>
          <table:table-cell table:formula="of:=SUMIF([.Z$8:.Z$101];&quot;&gt;0&quot;;[.Z$8:.Z$101])" office:value-type="currency" office:currency="EUR" office:value="0">
            <text:p>0,00 €</text:p>
          </table:table-cell>
          <table:table-cell table:formula="of:=SUMIF([.AA$8:.AA$101];&quot;&gt;0&quot;;[.AA$8:.AA$101])" office:value-type="currency" office:currency="EUR" office:value="0">
            <text:p>0,00 €</text:p>
          </table:table-cell>
          <table:table-cell table:formula="of:=SUM([.AC4:.AN4])" office:value-type="currency" office:currency="EUR" office:value="0">
            <text:p>0,00 €</text:p>
          </table:table-cell>
          <table:table-cell table:formula="of:=SUMIF([.AC$8:.AC$101];&quot;&gt;0&quot;;[.AC$8:.AC$101])" office:value-type="currency" office:currency="EUR" office:value="0">
            <text:p>0,00 €</text:p>
          </table:table-cell>
          <table:table-cell table:formula="of:=SUMIF([.AD$8:.AD$101];&quot;&gt;0&quot;;[.AD$8:.AD$101])" office:value-type="currency" office:currency="EUR" office:value="0">
            <text:p>0,00 €</text:p>
          </table:table-cell>
          <table:table-cell table:formula="of:=SUMIF([.AE$8:.AE$101];&quot;&gt;0&quot;;[.AE$8:.AE$101])" office:value-type="currency" office:currency="EUR" office:value="0">
            <text:p>0,00 €</text:p>
          </table:table-cell>
          <table:table-cell table:formula="of:=SUMIF([.AF$8:.AF$101];&quot;&gt;0&quot;;[.AF$8:.AF$101])" office:value-type="currency" office:currency="EUR" office:value="0">
            <text:p>0,00 €</text:p>
          </table:table-cell>
          <table:table-cell table:formula="of:=SUMIF([.AG$8:.AG$101];&quot;&gt;0&quot;;[.AG$8:.AG$101])" office:value-type="currency" office:currency="EUR" office:value="0">
            <text:p>0,00 €</text:p>
          </table:table-cell>
          <table:table-cell table:formula="of:=SUMIF([.AH$8:.AH$101];&quot;&gt;0&quot;;[.AH$8:.AH$101])" office:value-type="currency" office:currency="EUR" office:value="0">
            <text:p>0,00 €</text:p>
          </table:table-cell>
          <table:table-cell table:formula="of:=SUMIF([.AI$8:.AI$101];&quot;&gt;0&quot;;[.AI$8:.AI$101])" office:value-type="currency" office:currency="EUR" office:value="0">
            <text:p>0,00 €</text:p>
          </table:table-cell>
          <table:table-cell table:formula="of:=SUMIF([.AJ$8:.AJ$101];&quot;&gt;0&quot;;[.AJ$8:.AJ$101])" office:value-type="currency" office:currency="EUR" office:value="0">
            <text:p>0,00 €</text:p>
          </table:table-cell>
          <table:table-cell table:formula="of:=SUMIF([.AK$8:.AK$101];&quot;&gt;0&quot;;[.AK$8:.AK$101])" office:value-type="currency" office:currency="EUR" office:value="0">
            <text:p>0,00 €</text:p>
          </table:table-cell>
          <table:table-cell table:formula="of:=SUMIF([.AL$8:.AL$101];&quot;&gt;0&quot;;[.AL$8:.AL$101])" office:value-type="currency" office:currency="EUR" office:value="0">
            <text:p>0,00 €</text:p>
          </table:table-cell>
          <table:table-cell table:formula="of:=SUMIF([.AM$8:.AM$101];&quot;&gt;0&quot;;[.AM$8:.AM$101])" office:value-type="currency" office:currency="EUR" office:value="0">
            <text:p>0,00 €</text:p>
          </table:table-cell>
          <table:table-cell table:formula="of:=SUMIF([.AN$8:.AN$101];&quot;&gt;0&quot;;[.AN$8:.AN$101])" office:value-type="currency" office:currency="EUR" office:value="0">
            <text:p>0,00 €</text:p>
          </table:table-cell>
          <table:table-cell table:formula="of:=SUM([.AP4:.BA4])" office:value-type="currency" office:currency="EUR" office:value="0">
            <text:p>0,00 €</text:p>
          </table:table-cell>
          <table:table-cell table:formula="of:=SUMIF([.AP$7:.AP$100];&quot;&gt;0&quot;;[.AP$7:.AP$100])" office:value-type="currency" office:currency="EUR" office:value="0">
            <text:p>0,00 €</text:p>
          </table:table-cell>
          <table:table-cell table:formula="of:=SUMIF([.AQ$7:.AQ$100];&quot;&gt;0&quot;;[.AQ$7:.AQ$100])" office:value-type="currency" office:currency="EUR" office:value="0">
            <text:p>0,00 €</text:p>
          </table:table-cell>
          <table:table-cell table:formula="of:=SUMIF([.AR$7:.AR$100];&quot;&gt;0&quot;;[.AR$7:.AR$100])" office:value-type="currency" office:currency="EUR" office:value="0">
            <text:p>0,00 €</text:p>
          </table:table-cell>
          <table:table-cell table:formula="of:=SUMIF([.AS$7:.AS$100];&quot;&gt;0&quot;;[.AS$7:.AS$100])" office:value-type="currency" office:currency="EUR" office:value="0">
            <text:p>0,00 €</text:p>
          </table:table-cell>
          <table:table-cell table:formula="of:=SUMIF([.AT$7:.AT$100];&quot;&gt;0&quot;;[.AT$7:.AT$100])" office:value-type="currency" office:currency="EUR" office:value="0">
            <text:p>0,00 €</text:p>
          </table:table-cell>
          <table:table-cell table:formula="of:=SUMIF([.AU$7:.AU$100];&quot;&gt;0&quot;;[.AU$7:.AU$100])" office:value-type="currency" office:currency="EUR" office:value="0">
            <text:p>0,00 €</text:p>
          </table:table-cell>
          <table:table-cell table:formula="of:=SUMIF([.AV$7:.AV$100];&quot;&gt;0&quot;;[.AV$7:.AV$100])" office:value-type="currency" office:currency="EUR" office:value="0">
            <text:p>0,00 €</text:p>
          </table:table-cell>
          <table:table-cell table:formula="of:=SUMIF([.AW$7:.AW$100];&quot;&gt;0&quot;;[.AW$7:.AW$100])" office:value-type="currency" office:currency="EUR" office:value="0">
            <text:p>0,00 €</text:p>
          </table:table-cell>
          <table:table-cell table:formula="of:=SUMIF([.AX$7:.AX$100];&quot;&gt;0&quot;;[.AX$7:.AX$100])" office:value-type="currency" office:currency="EUR" office:value="0">
            <text:p>0,00 €</text:p>
          </table:table-cell>
          <table:table-cell table:formula="of:=SUMIF([.AY$7:.AY$100];&quot;&gt;0&quot;;[.AY$7:.AY$100])" office:value-type="currency" office:currency="EUR" office:value="0">
            <text:p>0,00 €</text:p>
          </table:table-cell>
          <table:table-cell table:formula="of:=SUMIF([.AZ$7:.AZ$100];&quot;&gt;0&quot;;[.AZ$7:.AZ$100])" office:value-type="currency" office:currency="EUR" office:value="0">
            <text:p>0,00 €</text:p>
          </table:table-cell>
          <table:table-cell table:formula="of:=SUMIF([.BA$7:.BA$100];&quot;&gt;0&quot;;[.BA$7:.BA$100])" office:value-type="currency" office:currency="EUR" office:value="0">
            <text:p>0,00 €</text:p>
          </table:table-cell>
          <table:table-cell table:formula="of:=SUM([.BC4:.BL4])" office:value-type="currency" office:currency="EUR" office:value="0">
            <text:p>0,00 €</text:p>
          </table:table-cell>
          <table:table-cell table:formula="of:=SUMIF([.BC$7:.BC$100];&quot;&gt;0&quot;;[.BC$7:.BC$100])" office:value-type="currency" office:currency="EUR" office:value="0">
            <text:p>0,00 €</text:p>
          </table:table-cell>
          <table:table-cell table:formula="of:=SUMIF([.BD$7:.BD$100];&quot;&gt;0&quot;;[.BD$7:.BD$100])" office:value-type="currency" office:currency="EUR" office:value="0">
            <text:p>0,00 €</text:p>
          </table:table-cell>
          <table:table-cell table:formula="of:=SUMIF([.BE$7:.BE$100];&quot;&gt;0&quot;;[.BE$7:.BE$100])" office:value-type="currency" office:currency="EUR" office:value="0">
            <text:p>0,00 €</text:p>
          </table:table-cell>
          <table:table-cell table:formula="of:=SUMIF([.BF$7:.BF$100];&quot;&gt;0&quot;;[.BF$7:.BF$100])" office:value-type="currency" office:currency="EUR" office:value="0">
            <text:p>0,00 €</text:p>
          </table:table-cell>
          <table:table-cell table:formula="of:=SUMIF([.BG$7:.BG$100];&quot;&gt;0&quot;;[.BG$7:.BG$100])" office:value-type="currency" office:currency="EUR" office:value="0">
            <text:p>0,00 €</text:p>
          </table:table-cell>
          <table:table-cell table:formula="of:=SUMIF([.BH$7:.BH$100];&quot;&gt;0&quot;;[.BH$7:.BH$100])" office:value-type="currency" office:currency="EUR" office:value="0">
            <text:p>0,00 €</text:p>
          </table:table-cell>
          <table:table-cell table:formula="of:=SUMIF([.BI$7:.BI$100];&quot;&gt;0&quot;;[.BI$7:.BI$100])" office:value-type="currency" office:currency="EUR" office:value="0">
            <text:p>0,00 €</text:p>
          </table:table-cell>
          <table:table-cell table:formula="of:=SUMIF([.BJ$7:.BJ$100];&quot;&gt;0&quot;;[.BJ$7:.BJ$100])" office:value-type="currency" office:currency="EUR" office:value="0">
            <text:p>0,00 €</text:p>
          </table:table-cell>
          <table:table-cell table:formula="of:=SUMIF([.BK$7:.BK$100];&quot;&gt;0&quot;;[.BK$7:.BK$100])" office:value-type="currency" office:currency="EUR" office:value="0">
            <text:p>0,00 €</text:p>
          </table:table-cell>
          <table:table-cell table:formula="of:=SUMIF([.BL$7:.BL$100];&quot;&gt;0&quot;;[.BL$7:.BL$100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Total -</text:p>
          </table:table-cell>
          <table:table-cell table:formula="of:=SUM([.C5:.N5])" office:value-type="currency" office:currency="EUR" office:value="0">
            <text:p>0,00 €</text:p>
          </table:table-cell>
          <table:table-cell table:formula="of:=SUMIF([.C$8:.C$101];&quot;&lt;0&quot;;[.C$8:.C$101])" office:value-type="currency" office:currency="EUR" office:value="0">
            <text:p>0,00 €</text:p>
          </table:table-cell>
          <table:table-cell table:formula="of:=SUMIF([.D$8:.D$101];&quot;&lt;0&quot;;[.D$8:.D$101])" office:value-type="currency" office:currency="EUR" office:value="0">
            <text:p>0,00 €</text:p>
          </table:table-cell>
          <table:table-cell table:formula="of:=SUMIF([.E$8:.E$101];&quot;&lt;0&quot;;[.E$8:.E$101])" office:value-type="currency" office:currency="EUR" office:value="0">
            <text:p>0,00 €</text:p>
          </table:table-cell>
          <table:table-cell table:formula="of:=SUMIF([.F$8:.F$101];&quot;&lt;0&quot;;[.F$8:.F$101])" office:value-type="currency" office:currency="EUR" office:value="0">
            <text:p>0,00 €</text:p>
          </table:table-cell>
          <table:table-cell table:formula="of:=SUMIF([.G$8:.G$101];&quot;&lt;0&quot;;[.G$8:.G$101])" office:value-type="currency" office:currency="EUR" office:value="0">
            <text:p>0,00 €</text:p>
          </table:table-cell>
          <table:table-cell table:formula="of:=SUMIF([.H$8:.H$101];&quot;&lt;0&quot;;[.H$8:.H$101])" office:value-type="currency" office:currency="EUR" office:value="0">
            <text:p>0,00 €</text:p>
          </table:table-cell>
          <table:table-cell table:formula="of:=SUMIF([.I$8:.I$101];&quot;&lt;0&quot;;[.I$8:.I$101])" office:value-type="currency" office:currency="EUR" office:value="0">
            <text:p>0,00 €</text:p>
          </table:table-cell>
          <table:table-cell table:formula="of:=SUMIF([.J$8:.J$101];&quot;&lt;0&quot;;[.J$8:.J$101])" office:value-type="currency" office:currency="EUR" office:value="0">
            <text:p>0,00 €</text:p>
          </table:table-cell>
          <table:table-cell table:formula="of:=SUMIF([.K$8:.K$101];&quot;&lt;0&quot;;[.K$8:.K$101])" office:value-type="currency" office:currency="EUR" office:value="0">
            <text:p>0,00 €</text:p>
          </table:table-cell>
          <table:table-cell table:formula="of:=SUMIF([.L$8:.L$101];&quot;&lt;0&quot;;[.L$8:.L$101])" office:value-type="currency" office:currency="EUR" office:value="0">
            <text:p>0,00 €</text:p>
          </table:table-cell>
          <table:table-cell table:formula="of:=SUMIF([.M$8:.M$101];&quot;&lt;0&quot;;[.M$8:.M$101])" office:value-type="currency" office:currency="EUR" office:value="0">
            <text:p>0,00 €</text:p>
          </table:table-cell>
          <table:table-cell table:formula="of:=SUMIF([.N$8:.N$101];&quot;&lt;0&quot;;[.N$8:.N$101])" office:value-type="currency" office:currency="EUR" office:value="0">
            <text:p>0,00 €</text:p>
          </table:table-cell>
          <table:table-cell table:formula="of:=SUM([.P5:.AA5])" office:value-type="currency" office:currency="EUR" office:value="0">
            <text:p>0,00 €</text:p>
          </table:table-cell>
          <table:table-cell table:formula="of:=SUMIF([.P$8:.P$101];&quot;&lt;0&quot;;[.P$8:.P$101])" office:value-type="currency" office:currency="EUR" office:value="0">
            <text:p>0,00 €</text:p>
          </table:table-cell>
          <table:table-cell table:formula="of:=SUMIF([.Q$8:.Q$101];&quot;&lt;0&quot;;[.Q$8:.Q$101])" office:value-type="currency" office:currency="EUR" office:value="0">
            <text:p>0,00 €</text:p>
          </table:table-cell>
          <table:table-cell table:formula="of:=SUMIF([.R$8:.R$101];&quot;&lt;0&quot;;[.R$8:.R$101])" office:value-type="currency" office:currency="EUR" office:value="0">
            <text:p>0,00 €</text:p>
          </table:table-cell>
          <table:table-cell table:formula="of:=SUMIF([.S$8:.S$101];&quot;&lt;0&quot;;[.S$8:.S$101])" office:value-type="currency" office:currency="EUR" office:value="0">
            <text:p>0,00 €</text:p>
          </table:table-cell>
          <table:table-cell table:formula="of:=SUMIF([.T$8:.T$101];&quot;&lt;0&quot;;[.T$8:.T$101])" office:value-type="currency" office:currency="EUR" office:value="0">
            <text:p>0,00 €</text:p>
          </table:table-cell>
          <table:table-cell table:formula="of:=SUMIF([.U$8:.U$101];&quot;&lt;0&quot;;[.U$8:.U$101])" office:value-type="currency" office:currency="EUR" office:value="0">
            <text:p>0,00 €</text:p>
          </table:table-cell>
          <table:table-cell table:formula="of:=SUMIF([.V$8:.V$101];&quot;&lt;0&quot;;[.V$8:.V$101])" office:value-type="currency" office:currency="EUR" office:value="0">
            <text:p>0,00 €</text:p>
          </table:table-cell>
          <table:table-cell table:formula="of:=SUMIF([.W$8:.W$101];&quot;&lt;0&quot;;[.W$8:.W$101])" office:value-type="currency" office:currency="EUR" office:value="0">
            <text:p>0,00 €</text:p>
          </table:table-cell>
          <table:table-cell table:formula="of:=SUMIF([.X$8:.X$101];&quot;&lt;0&quot;;[.X$8:.X$101])" office:value-type="currency" office:currency="EUR" office:value="0">
            <text:p>0,00 €</text:p>
          </table:table-cell>
          <table:table-cell table:formula="of:=SUMIF([.Y$8:.Y$101];&quot;&lt;0&quot;;[.Y$8:.Y$101])" office:value-type="currency" office:currency="EUR" office:value="0">
            <text:p>0,00 €</text:p>
          </table:table-cell>
          <table:table-cell table:formula="of:=SUMIF([.Z$8:.Z$101];&quot;&lt;0&quot;;[.Z$8:.Z$101])" office:value-type="currency" office:currency="EUR" office:value="0">
            <text:p>0,00 €</text:p>
          </table:table-cell>
          <table:table-cell table:formula="of:=SUMIF([.AA$8:.AA$101];&quot;&lt;0&quot;;[.AA$8:.AA$101])" office:value-type="currency" office:currency="EUR" office:value="0">
            <text:p>0,00 €</text:p>
          </table:table-cell>
          <table:table-cell table:formula="of:=SUM([.AC5:.AN5])" office:value-type="currency" office:currency="EUR" office:value="0">
            <text:p>0,00 €</text:p>
          </table:table-cell>
          <table:table-cell table:formula="of:=SUMIF([.AC$8:.AC$101];&quot;&lt;0&quot;;[.AC$8:.AC$101])" office:value-type="currency" office:currency="EUR" office:value="0">
            <text:p>0,00 €</text:p>
          </table:table-cell>
          <table:table-cell table:formula="of:=SUMIF([.AD$8:.AD$101];&quot;&lt;0&quot;;[.AD$8:.AD$101])" office:value-type="currency" office:currency="EUR" office:value="0">
            <text:p>0,00 €</text:p>
          </table:table-cell>
          <table:table-cell table:formula="of:=SUMIF([.AE$8:.AE$101];&quot;&lt;0&quot;;[.AE$8:.AE$101])" office:value-type="currency" office:currency="EUR" office:value="0">
            <text:p>0,00 €</text:p>
          </table:table-cell>
          <table:table-cell table:formula="of:=SUMIF([.AF$8:.AF$101];&quot;&lt;0&quot;;[.AF$8:.AF$101])" office:value-type="currency" office:currency="EUR" office:value="0">
            <text:p>0,00 €</text:p>
          </table:table-cell>
          <table:table-cell table:formula="of:=SUMIF([.AG$8:.AG$101];&quot;&lt;0&quot;;[.AG$8:.AG$101])" office:value-type="currency" office:currency="EUR" office:value="0">
            <text:p>0,00 €</text:p>
          </table:table-cell>
          <table:table-cell table:formula="of:=SUMIF([.AH$8:.AH$101];&quot;&lt;0&quot;;[.AH$8:.AH$101])" office:value-type="currency" office:currency="EUR" office:value="0">
            <text:p>0,00 €</text:p>
          </table:table-cell>
          <table:table-cell table:formula="of:=SUMIF([.AI$8:.AI$101];&quot;&lt;0&quot;;[.AI$8:.AI$101])" office:value-type="currency" office:currency="EUR" office:value="0">
            <text:p>0,00 €</text:p>
          </table:table-cell>
          <table:table-cell table:formula="of:=SUMIF([.AJ$8:.AJ$101];&quot;&lt;0&quot;;[.AJ$8:.AJ$101])" office:value-type="currency" office:currency="EUR" office:value="0">
            <text:p>0,00 €</text:p>
          </table:table-cell>
          <table:table-cell table:formula="of:=SUMIF([.AK$8:.AK$101];&quot;&lt;0&quot;;[.AK$8:.AK$101])" office:value-type="currency" office:currency="EUR" office:value="0">
            <text:p>0,00 €</text:p>
          </table:table-cell>
          <table:table-cell table:formula="of:=SUMIF([.AL$8:.AL$101];&quot;&lt;0&quot;;[.AL$8:.AL$101])" office:value-type="currency" office:currency="EUR" office:value="0">
            <text:p>0,00 €</text:p>
          </table:table-cell>
          <table:table-cell table:formula="of:=SUMIF([.AM$8:.AM$101];&quot;&lt;0&quot;;[.AM$8:.AM$101])" office:value-type="currency" office:currency="EUR" office:value="0">
            <text:p>0,00 €</text:p>
          </table:table-cell>
          <table:table-cell table:formula="of:=SUMIF([.AN$8:.AN$101];&quot;&lt;0&quot;;[.AN$8:.AN$101])" office:value-type="currency" office:currency="EUR" office:value="0">
            <text:p>0,00 €</text:p>
          </table:table-cell>
          <table:table-cell table:formula="of:=SUM([.AP5:.BA5])" office:value-type="currency" office:currency="EUR" office:value="0">
            <text:p>0,00 €</text:p>
          </table:table-cell>
          <table:table-cell table:formula="of:=SUMIF([.AP$7:.AP$100];&quot;&lt;0&quot;;[.AP$7:.AP$100])" office:value-type="currency" office:currency="EUR" office:value="0">
            <text:p>0,00 €</text:p>
          </table:table-cell>
          <table:table-cell table:formula="of:=SUMIF([.AQ$7:.AQ$100];&quot;&lt;0&quot;;[.AQ$7:.AQ$100])" office:value-type="currency" office:currency="EUR" office:value="0">
            <text:p>0,00 €</text:p>
          </table:table-cell>
          <table:table-cell table:formula="of:=SUMIF([.AR$7:.AR$100];&quot;&lt;0&quot;;[.AR$7:.AR$100])" office:value-type="currency" office:currency="EUR" office:value="0">
            <text:p>0,00 €</text:p>
          </table:table-cell>
          <table:table-cell table:formula="of:=SUMIF([.AS$7:.AS$100];&quot;&lt;0&quot;;[.AS$7:.AS$100])" office:value-type="currency" office:currency="EUR" office:value="0">
            <text:p>0,00 €</text:p>
          </table:table-cell>
          <table:table-cell table:formula="of:=SUMIF([.AT$7:.AT$100];&quot;&lt;0&quot;;[.AT$7:.AT$100])" office:value-type="currency" office:currency="EUR" office:value="0">
            <text:p>0,00 €</text:p>
          </table:table-cell>
          <table:table-cell table:formula="of:=SUMIF([.AU$7:.AU$100];&quot;&lt;0&quot;;[.AU$7:.AU$100])" office:value-type="currency" office:currency="EUR" office:value="0">
            <text:p>0,00 €</text:p>
          </table:table-cell>
          <table:table-cell table:formula="of:=SUMIF([.AV$7:.AV$100];&quot;&lt;0&quot;;[.AV$7:.AV$100])" office:value-type="currency" office:currency="EUR" office:value="0">
            <text:p>0,00 €</text:p>
          </table:table-cell>
          <table:table-cell table:formula="of:=SUMIF([.AW$7:.AW$100];&quot;&lt;0&quot;;[.AW$7:.AW$100])" office:value-type="currency" office:currency="EUR" office:value="0">
            <text:p>0,00 €</text:p>
          </table:table-cell>
          <table:table-cell table:formula="of:=SUMIF([.AX$7:.AX$100];&quot;&lt;0&quot;;[.AX$7:.AX$100])" office:value-type="currency" office:currency="EUR" office:value="0">
            <text:p>0,00 €</text:p>
          </table:table-cell>
          <table:table-cell table:formula="of:=SUMIF([.AY$7:.AY$100];&quot;&lt;0&quot;;[.AY$7:.AY$100])" office:value-type="currency" office:currency="EUR" office:value="0">
            <text:p>0,00 €</text:p>
          </table:table-cell>
          <table:table-cell table:formula="of:=SUMIF([.AZ$7:.AZ$100];&quot;&lt;0&quot;;[.AZ$7:.AZ$100])" office:value-type="currency" office:currency="EUR" office:value="0">
            <text:p>0,00 €</text:p>
          </table:table-cell>
          <table:table-cell table:formula="of:=SUMIF([.BA$7:.BA$100];&quot;&lt;0&quot;;[.BA$7:.BA$100])" office:value-type="currency" office:currency="EUR" office:value="0">
            <text:p>0,00 €</text:p>
          </table:table-cell>
          <table:table-cell table:formula="of:=SUM([.BC5:.BL5])" office:value-type="currency" office:currency="EUR" office:value="0">
            <text:p>0,00 €</text:p>
          </table:table-cell>
          <table:table-cell table:formula="of:=SUMIF([.BC$7:.BC$100];&quot;&lt;0&quot;;[.BC$7:.BC$100])" office:value-type="currency" office:currency="EUR" office:value="0">
            <text:p>0,00 €</text:p>
          </table:table-cell>
          <table:table-cell table:formula="of:=SUMIF([.BD$7:.BD$100];&quot;&lt;0&quot;;[.BD$7:.BD$100])" office:value-type="currency" office:currency="EUR" office:value="0">
            <text:p>0,00 €</text:p>
          </table:table-cell>
          <table:table-cell table:formula="of:=SUMIF([.BE$7:.BE$100];&quot;&lt;0&quot;;[.BE$7:.BE$100])" office:value-type="currency" office:currency="EUR" office:value="0">
            <text:p>0,00 €</text:p>
          </table:table-cell>
          <table:table-cell table:formula="of:=SUMIF([.BF$7:.BF$100];&quot;&lt;0&quot;;[.BF$7:.BF$100])" office:value-type="currency" office:currency="EUR" office:value="0">
            <text:p>0,00 €</text:p>
          </table:table-cell>
          <table:table-cell table:formula="of:=SUMIF([.BG$7:.BG$100];&quot;&lt;0&quot;;[.BG$7:.BG$100])" office:value-type="currency" office:currency="EUR" office:value="0">
            <text:p>0,00 €</text:p>
          </table:table-cell>
          <table:table-cell table:formula="of:=SUMIF([.BH$7:.BH$100];&quot;&lt;0&quot;;[.BH$7:.BH$100])" office:value-type="currency" office:currency="EUR" office:value="0">
            <text:p>0,00 €</text:p>
          </table:table-cell>
          <table:table-cell table:formula="of:=SUMIF([.BI$7:.BI$100];&quot;&lt;0&quot;;[.BI$7:.BI$100])" office:value-type="currency" office:currency="EUR" office:value="0">
            <text:p>0,00 €</text:p>
          </table:table-cell>
          <table:table-cell table:formula="of:=SUMIF([.BJ$7:.BJ$100];&quot;&lt;0&quot;;[.BJ$7:.BJ$100])" office:value-type="currency" office:currency="EUR" office:value="0">
            <text:p>0,00 €</text:p>
          </table:table-cell>
          <table:table-cell table:formula="of:=SUMIF([.BK$7:.BK$100];&quot;&lt;0&quot;;[.BK$7:.BK$100])" office:value-type="currency" office:currency="EUR" office:value="0">
            <text:p>0,00 €</text:p>
          </table:table-cell>
          <table:table-cell table:formula="of:=SUMIF([.BL$7:.BL$100];&quot;&lt;0&quot;;[.BL$7:.BL$100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Differenz</text:p>
          </table:table-cell>
          <table:table-cell table:formula="of:=SUM([.C6:.N6])" office:value-type="currency" office:currency="EUR" office:value="0">
            <text:p>0,00 €</text:p>
          </table:table-cell>
          <table:table-cell table:formula="of:=SUM([.C4:.C5])" office:value-type="currency" office:currency="EUR" office:value="0">
            <text:p>0,00 €</text:p>
          </table:table-cell>
          <table:table-cell table:formula="of:=SUM([.D4:.D5])" office:value-type="currency" office:currency="EUR" office:value="0">
            <text:p>0,00 €</text:p>
          </table:table-cell>
          <table:table-cell table:formula="of:=SUM([.E4:.E5])" office:value-type="currency" office:currency="EUR" office:value="0">
            <text:p>0,00 €</text:p>
          </table:table-cell>
          <table:table-cell table:formula="of:=SUM([.F4:.F5])" office:value-type="currency" office:currency="EUR" office:value="0">
            <text:p>0,00 €</text:p>
          </table:table-cell>
          <table:table-cell table:formula="of:=SUM([.G4:.G5])" office:value-type="currency" office:currency="EUR" office:value="0">
            <text:p>0,00 €</text:p>
          </table:table-cell>
          <table:table-cell table:formula="of:=SUM([.H4:.H5])" office:value-type="currency" office:currency="EUR" office:value="0">
            <text:p>0,00 €</text:p>
          </table:table-cell>
          <table:table-cell table:formula="of:=SUM([.I4:.I5])" office:value-type="currency" office:currency="EUR" office:value="0">
            <text:p>0,00 €</text:p>
          </table:table-cell>
          <table:table-cell table:formula="of:=SUM([.J4:.J5])" office:value-type="currency" office:currency="EUR" office:value="0">
            <text:p>0,00 €</text:p>
          </table:table-cell>
          <table:table-cell table:formula="of:=SUM([.K4:.K5])" office:value-type="currency" office:currency="EUR" office:value="0">
            <text:p>0,00 €</text:p>
          </table:table-cell>
          <table:table-cell table:formula="of:=SUM([.L4:.L5])" office:value-type="currency" office:currency="EUR" office:value="0">
            <text:p>0,00 €</text:p>
          </table:table-cell>
          <table:table-cell table:formula="of:=SUM([.M4:.M5])" office:value-type="currency" office:currency="EUR" office:value="0">
            <text:p>0,00 €</text:p>
          </table:table-cell>
          <table:table-cell table:formula="of:=SUM([.N4:.N5])" office:value-type="currency" office:currency="EUR" office:value="0">
            <text:p>0,00 €</text:p>
          </table:table-cell>
          <table:table-cell table:formula="of:=SUM([.P6:.AA6])" office:value-type="currency" office:currency="EUR" office:value="0">
            <text:p>0,00 €</text:p>
          </table:table-cell>
          <table:table-cell table:formula="of:=SUM([.P4:.P5])" office:value-type="currency" office:currency="EUR" office:value="0">
            <text:p>0,00 €</text:p>
          </table:table-cell>
          <table:table-cell table:formula="of:=SUM([.Q4:.Q5])" office:value-type="currency" office:currency="EUR" office:value="0">
            <text:p>0,00 €</text:p>
          </table:table-cell>
          <table:table-cell table:formula="of:=SUM([.R4:.R5])" office:value-type="currency" office:currency="EUR" office:value="0">
            <text:p>0,00 €</text:p>
          </table:table-cell>
          <table:table-cell table:formula="of:=SUM([.S4:.S5])" office:value-type="currency" office:currency="EUR" office:value="0">
            <text:p>0,00 €</text:p>
          </table:table-cell>
          <table:table-cell table:formula="of:=SUM([.T4:.T5])" office:value-type="currency" office:currency="EUR" office:value="0">
            <text:p>0,00 €</text:p>
          </table:table-cell>
          <table:table-cell table:formula="of:=SUM([.U4:.U5])" office:value-type="currency" office:currency="EUR" office:value="0">
            <text:p>0,00 €</text:p>
          </table:table-cell>
          <table:table-cell table:formula="of:=SUM([.V4:.V5])" office:value-type="currency" office:currency="EUR" office:value="0">
            <text:p>0,00 €</text:p>
          </table:table-cell>
          <table:table-cell table:formula="of:=SUM([.W4:.W5])" office:value-type="currency" office:currency="EUR" office:value="0">
            <text:p>0,00 €</text:p>
          </table:table-cell>
          <table:table-cell table:formula="of:=SUM([.X4:.X5])" office:value-type="currency" office:currency="EUR" office:value="0">
            <text:p>0,00 €</text:p>
          </table:table-cell>
          <table:table-cell table:formula="of:=SUM([.Y4:.Y5])" office:value-type="currency" office:currency="EUR" office:value="0">
            <text:p>0,00 €</text:p>
          </table:table-cell>
          <table:table-cell table:formula="of:=SUM([.Z4:.Z5])" office:value-type="currency" office:currency="EUR" office:value="0">
            <text:p>0,00 €</text:p>
          </table:table-cell>
          <table:table-cell table:formula="of:=SUM([.AA4:.AA5])" office:value-type="currency" office:currency="EUR" office:value="0">
            <text:p>0,00 €</text:p>
          </table:table-cell>
          <table:table-cell table:formula="of:=SUM([.AC6:.AN6])" office:value-type="currency" office:currency="EUR" office:value="0">
            <text:p>0,00 €</text:p>
          </table:table-cell>
          <table:table-cell table:formula="of:=SUM([.AC4:.AC5])" office:value-type="currency" office:currency="EUR" office:value="0">
            <text:p>0,00 €</text:p>
          </table:table-cell>
          <table:table-cell table:formula="of:=SUM([.AD4:.AD5])" office:value-type="currency" office:currency="EUR" office:value="0">
            <text:p>0,00 €</text:p>
          </table:table-cell>
          <table:table-cell table:formula="of:=SUM([.AE4:.AE5])" office:value-type="currency" office:currency="EUR" office:value="0">
            <text:p>0,00 €</text:p>
          </table:table-cell>
          <table:table-cell table:formula="of:=SUM([.AF4:.AF5])" office:value-type="currency" office:currency="EUR" office:value="0">
            <text:p>0,00 €</text:p>
          </table:table-cell>
          <table:table-cell table:formula="of:=SUM([.AG4:.AG5])" office:value-type="currency" office:currency="EUR" office:value="0">
            <text:p>0,00 €</text:p>
          </table:table-cell>
          <table:table-cell table:formula="of:=SUM([.AH4:.AH5])" office:value-type="currency" office:currency="EUR" office:value="0">
            <text:p>0,00 €</text:p>
          </table:table-cell>
          <table:table-cell table:formula="of:=SUM([.AI4:.AI5])" office:value-type="currency" office:currency="EUR" office:value="0">
            <text:p>0,00 €</text:p>
          </table:table-cell>
          <table:table-cell table:formula="of:=SUM([.AJ4:.AJ5])" office:value-type="currency" office:currency="EUR" office:value="0">
            <text:p>0,00 €</text:p>
          </table:table-cell>
          <table:table-cell table:formula="of:=SUM([.AK4:.AK5])" office:value-type="currency" office:currency="EUR" office:value="0">
            <text:p>0,00 €</text:p>
          </table:table-cell>
          <table:table-cell table:formula="of:=SUM([.AL4:.AL5])" office:value-type="currency" office:currency="EUR" office:value="0">
            <text:p>0,00 €</text:p>
          </table:table-cell>
          <table:table-cell table:formula="of:=SUM([.AM4:.AM5])" office:value-type="currency" office:currency="EUR" office:value="0">
            <text:p>0,00 €</text:p>
          </table:table-cell>
          <table:table-cell table:formula="of:=SUM([.AN4:.AN5])" office:value-type="currency" office:currency="EUR" office:value="0">
            <text:p>0,00 €</text:p>
          </table:table-cell>
          <table:table-cell table:formula="of:=SUM([.AP6:.BA6])" office:value-type="currency" office:currency="EUR" office:value="0">
            <text:p>0,00 €</text:p>
          </table:table-cell>
          <table:table-cell table:formula="of:=SUM([.AP4:.AP5])" office:value-type="currency" office:currency="EUR" office:value="0">
            <text:p>0,00 €</text:p>
          </table:table-cell>
          <table:table-cell table:formula="of:=SUM([.AQ4:.AQ5])" office:value-type="currency" office:currency="EUR" office:value="0">
            <text:p>0,00 €</text:p>
          </table:table-cell>
          <table:table-cell table:formula="of:=SUM([.AR4:.AR5])" office:value-type="currency" office:currency="EUR" office:value="0">
            <text:p>0,00 €</text:p>
          </table:table-cell>
          <table:table-cell table:formula="of:=SUM([.AS4:.AS5])" office:value-type="currency" office:currency="EUR" office:value="0">
            <text:p>0,00 €</text:p>
          </table:table-cell>
          <table:table-cell table:formula="of:=SUM([.AT4:.AT5])" office:value-type="currency" office:currency="EUR" office:value="0">
            <text:p>0,00 €</text:p>
          </table:table-cell>
          <table:table-cell table:formula="of:=SUM([.AU4:.AU5])" office:value-type="currency" office:currency="EUR" office:value="0">
            <text:p>0,00 €</text:p>
          </table:table-cell>
          <table:table-cell table:formula="of:=SUM([.AV4:.AV5])" office:value-type="currency" office:currency="EUR" office:value="0">
            <text:p>0,00 €</text:p>
          </table:table-cell>
          <table:table-cell table:formula="of:=SUM([.AW4:.AW5])" office:value-type="currency" office:currency="EUR" office:value="0">
            <text:p>0,00 €</text:p>
          </table:table-cell>
          <table:table-cell table:formula="of:=SUM([.AX4:.AX5])" office:value-type="currency" office:currency="EUR" office:value="0">
            <text:p>0,00 €</text:p>
          </table:table-cell>
          <table:table-cell table:formula="of:=SUM([.AY4:.AY5])" office:value-type="currency" office:currency="EUR" office:value="0">
            <text:p>0,00 €</text:p>
          </table:table-cell>
          <table:table-cell table:formula="of:=SUM([.AZ4:.AZ5])" office:value-type="currency" office:currency="EUR" office:value="0">
            <text:p>0,00 €</text:p>
          </table:table-cell>
          <table:table-cell table:formula="of:=SUM([.BA4:.BA5])" office:value-type="currency" office:currency="EUR" office:value="0">
            <text:p>0,00 €</text:p>
          </table:table-cell>
          <table:table-cell table:formula="of:=SUM([.BC6:.BL6])" office:value-type="currency" office:currency="EUR" office:value="0">
            <text:p>0,00 €</text:p>
          </table:table-cell>
          <table:table-cell table:formula="of:=SUM([.BC4:.BC5])" office:value-type="currency" office:currency="EUR" office:value="0">
            <text:p>0,00 €</text:p>
          </table:table-cell>
          <table:table-cell table:formula="of:=SUM([.BD4:.BD5])" office:value-type="currency" office:currency="EUR" office:value="0">
            <text:p>0,00 €</text:p>
          </table:table-cell>
          <table:table-cell table:formula="of:=SUM([.BE4:.BE5])" office:value-type="currency" office:currency="EUR" office:value="0">
            <text:p>0,00 €</text:p>
          </table:table-cell>
          <table:table-cell table:formula="of:=SUM([.BF4:.BF5])" office:value-type="currency" office:currency="EUR" office:value="0">
            <text:p>0,00 €</text:p>
          </table:table-cell>
          <table:table-cell table:formula="of:=SUM([.BG4:.BG5])" office:value-type="currency" office:currency="EUR" office:value="0">
            <text:p>0,00 €</text:p>
          </table:table-cell>
          <table:table-cell table:formula="of:=SUM([.BH4:.BH5])" office:value-type="currency" office:currency="EUR" office:value="0">
            <text:p>0,00 €</text:p>
          </table:table-cell>
          <table:table-cell table:formula="of:=SUM([.BI4:.BI5])" office:value-type="currency" office:currency="EUR" office:value="0">
            <text:p>0,00 €</text:p>
          </table:table-cell>
          <table:table-cell table:formula="of:=SUM([.BJ4:.BJ5])" office:value-type="currency" office:currency="EUR" office:value="0">
            <text:p>0,00 €</text:p>
          </table:table-cell>
          <table:table-cell table:formula="of:=SUM([.BK4:.BK5])" office:value-type="currency" office:currency="EUR" office:value="0">
            <text:p>0,00 €</text:p>
          </table:table-cell>
          <table:table-cell table:formula="of:=SUM([.BL4:.BL5])" office:value-type="currency" office:currency="EUR" office:value="0">
            <text:p>0,00 €</text:p>
          </table:table-cell>
          <table:table-cell/>
        </table:table-row>
        <table:table-row table:style-name="ro1">
          <table:table-cell table:number-columns-repeated="24"/>
          <table:table-cell table:style-name="Default"/>
          <table:table-cell table:number-columns-repeated="40"/>
        </table:table-row>
        <table:table-row table:style-name="ro1">
          <table:table-cell office:value-type="string">
            <text:p>Other</text:p>
          </table:table-cell>
          <table:table-cell table:formula="of:=SUM([.C8:.N8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N$3];[Buchungsübersicht.$C$2:.$C$2799];[.N$2])" office:value-type="currency" office:currency="EUR" office:value="0">
            <text:p>0,00 €</text:p>
          </table:table-cell>
          <table:table-cell table:formula="of:=SUM([.P8:.AA8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8:.AN8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8:.BA8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8:.BL8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8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Grundsteuer</text:p>
          </table:table-cell>
          <table:table-cell table:formula="of:=SUM([.C9:.N9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N$3];[Buchungsübersicht.$C$2:.$C$2799];[.N$2])" office:value-type="currency" office:currency="EUR" office:value="0">
            <text:p>0,00 €</text:p>
          </table:table-cell>
          <table:table-cell table:formula="of:=SUM([.P9:.AA9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9:.AN9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9:.BA9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9:.BL9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9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Privathaftpflicht</text:p>
          </table:table-cell>
          <table:table-cell table:formula="of:=SUM([.C10:.N10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N$3];[Buchungsübersicht.$C$2:.$C$2799];[.N$2])" office:value-type="currency" office:currency="EUR" office:value="0">
            <text:p>0,00 €</text:p>
          </table:table-cell>
          <table:table-cell table:formula="of:=SUM([.P10:.AA10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10:.AN10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10:.BA10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10:.BL10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10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Strom</text:p>
          </table:table-cell>
          <table:table-cell table:formula="of:=SUM([.C11:.N11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N$3];[Buchungsübersicht.$C$2:.$C$2799];[.N$2])" office:value-type="currency" office:currency="EUR" office:value="0">
            <text:p>0,00 €</text:p>
          </table:table-cell>
          <table:table-cell table:formula="of:=SUM([.P11:.AA11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11:.AN11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11:.BA11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11:.BL11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11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Wasser</text:p>
          </table:table-cell>
          <table:table-cell table:formula="of:=SUM([.C12:.N1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N$3];[Buchungsübersicht.$C$2:.$C$2799];[.N$2])" office:value-type="currency" office:currency="EUR" office:value="0">
            <text:p>0,00 €</text:p>
          </table:table-cell>
          <table:table-cell table:formula="of:=SUM([.P12:.AA1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12:.AN1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12:.BA1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12:.BL1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12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Gas</text:p>
          </table:table-cell>
          <table:table-cell table:formula="of:=SUM([.C13:.N13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N$3];[Buchungsübersicht.$C$2:.$C$2799];[.N$2])" office:value-type="currency" office:currency="EUR" office:value="0">
            <text:p>0,00 €</text:p>
          </table:table-cell>
          <table:table-cell table:formula="of:=SUM([.P13:.AA13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13:.AN13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13:.BA13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13:.BL13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13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Unfallversicherung</text:p>
          </table:table-cell>
          <table:table-cell table:formula="of:=SUM([.C14:.N14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N$3];[Buchungsübersicht.$C$2:.$C$2799];[.N$2])" office:value-type="currency" office:currency="EUR" office:value="0">
            <text:p>0,00 €</text:p>
          </table:table-cell>
          <table:table-cell table:formula="of:=SUM([.P14:.AA14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14:.AN14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14:.BA14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14:.BL14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14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Kaskoversicherung</text:p>
          </table:table-cell>
          <table:table-cell table:formula="of:=SUM([.C15:.N15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N$3];[Buchungsübersicht.$C$2:.$C$2799];[.N$2])" office:value-type="currency" office:currency="EUR" office:value="0">
            <text:p>0,00 €</text:p>
          </table:table-cell>
          <table:table-cell table:formula="of:=SUM([.P15:.AA15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15:.AN15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15:.BA15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15:.BL15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15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GEZ</text:p>
          </table:table-cell>
          <table:table-cell table:formula="of:=SUM([.C16:.N16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N$3];[Buchungsübersicht.$C$2:.$C$2799];[.N$2])" office:value-type="currency" office:currency="EUR" office:value="0">
            <text:p>0,00 €</text:p>
          </table:table-cell>
          <table:table-cell table:formula="of:=SUM([.P16:.AA16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16:.AN16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16:.BA16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16:.BL16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16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Erstattung Einkommenssteuer</text:p>
          </table:table-cell>
          <table:table-cell table:formula="of:=SUM([.C17:.N17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N$3];[Buchungsübersicht.$C$2:.$C$2799];[.N$2])" office:value-type="currency" office:currency="EUR" office:value="0">
            <text:p>0,00 €</text:p>
          </table:table-cell>
          <table:table-cell table:formula="of:=SUM([.P17:.AA17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17:.AN17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17:.BA17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17:.BL17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17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Tanken</text:p>
          </table:table-cell>
          <table:table-cell table:formula="of:=SUM([.C18:.N18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N$3];[Buchungsübersicht.$C$2:.$C$2799];[.N$2])" office:value-type="currency" office:currency="EUR" office:value="0">
            <text:p>0,00 €</text:p>
          </table:table-cell>
          <table:table-cell table:formula="of:=SUM([.P18:.AA18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18:.AN18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18:.BA18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18:.BL18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18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Einkaufen</text:p>
          </table:table-cell>
          <table:table-cell table:formula="of:=SUM([.C19:.N19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N$3];[Buchungsübersicht.$C$2:.$C$2799];[.N$2])" office:value-type="currency" office:currency="EUR" office:value="0">
            <text:p>0,00 €</text:p>
          </table:table-cell>
          <table:table-cell table:formula="of:=SUM([.P19:.AA19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19:.AN19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19:.BA19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19:.BL19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19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Abragung Wohnutng BSH</text:p>
          </table:table-cell>
          <table:table-cell table:formula="of:=SUM([.C20:.N20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N$3];[Buchungsübersicht.$C$2:.$C$2799];[.N$2])" office:value-type="currency" office:currency="EUR" office:value="0">
            <text:p>0,00 €</text:p>
          </table:table-cell>
          <table:table-cell table:formula="of:=SUM([.P20:.AA20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20:.AN20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20:.BA20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20:.BL20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20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Abragung Wohnutng ISB</text:p>
          </table:table-cell>
          <table:table-cell table:formula="of:=SUM([.C21:.N21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N$3];[Buchungsübersicht.$C$2:.$C$2799];[.N$2])" office:value-type="currency" office:currency="EUR" office:value="0">
            <text:p>0,00 €</text:p>
          </table:table-cell>
          <table:table-cell table:formula="of:=SUM([.P21:.AA21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21:.AN21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21:.BA21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21:.BL21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21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Fittnesscenter</text:p>
          </table:table-cell>
          <table:table-cell table:formula="of:=SUM([.C22:.N2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N$3];[Buchungsübersicht.$C$2:.$C$2799];[.N$2])" office:value-type="currency" office:currency="EUR" office:value="0">
            <text:p>0,00 €</text:p>
          </table:table-cell>
          <table:table-cell table:formula="of:=SUM([.P22:.AA2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22:.AN2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22:.BA2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22:.BL2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22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Strato</text:p>
          </table:table-cell>
          <table:table-cell table:formula="of:=SUM([.C23:.N23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N$3];[Buchungsübersicht.$C$2:.$C$2799];[.N$2])" office:value-type="currency" office:currency="EUR" office:value="0">
            <text:p>0,00 €</text:p>
          </table:table-cell>
          <table:table-cell table:formula="of:=SUM([.P23:.AA23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23:.AN23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23:.BA23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23:.BL23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23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Gehalt</text:p>
          </table:table-cell>
          <table:table-cell table:formula="of:=SUM([.C24:.N24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N$3];[Buchungsübersicht.$C$2:.$C$2799];[.N$2])" office:value-type="currency" office:currency="EUR" office:value="0">
            <text:p>0,00 €</text:p>
          </table:table-cell>
          <table:table-cell table:formula="of:=SUM([.P24:.AA24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24:.AN24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24:.BA24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24:.BL24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24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Internet</text:p>
          </table:table-cell>
          <table:table-cell table:formula="of:=SUM([.C25:.N25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N$3];[Buchungsübersicht.$C$2:.$C$2799];[.N$2])" office:value-type="currency" office:currency="EUR" office:value="0">
            <text:p>0,00 €</text:p>
          </table:table-cell>
          <table:table-cell table:formula="of:=SUM([.P25:.AA25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25:.AN25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25:.BA25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25:.BL25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25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Handy</text:p>
          </table:table-cell>
          <table:table-cell table:formula="of:=SUM([.C26:.N26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N$3];[Buchungsübersicht.$C$2:.$C$2799];[.N$2])" office:value-type="currency" office:currency="EUR" office:value="0">
            <text:p>0,00 €</text:p>
          </table:table-cell>
          <table:table-cell table:formula="of:=SUM([.P26:.AA26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26:.AN26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26:.BA26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26:.BL26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26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Doktoren</text:p>
          </table:table-cell>
          <table:table-cell table:formula="of:=SUM([.C27:.N27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N$3];[Buchungsübersicht.$C$2:.$C$2799];[.N$2])" office:value-type="currency" office:currency="EUR" office:value="0">
            <text:p>0,00 €</text:p>
          </table:table-cell>
          <table:table-cell table:formula="of:=SUM([.P27:.AA27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27:.AN27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27:.BA27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27:.BL27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27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Amazon</text:p>
          </table:table-cell>
          <table:table-cell table:formula="of:=SUM([.C28:.N28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N$3];[Buchungsübersicht.$C$2:.$C$2799];[.N$2])" office:value-type="currency" office:currency="EUR" office:value="0">
            <text:p>0,00 €</text:p>
          </table:table-cell>
          <table:table-cell table:formula="of:=SUM([.P28:.AA28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28:.AN28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28:.BA28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28:.BL28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28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Paypal</text:p>
          </table:table-cell>
          <table:table-cell table:formula="of:=SUM([.C29:.N29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N$3];[Buchungsübersicht.$C$2:.$C$2799];[.N$2])" office:value-type="currency" office:currency="EUR" office:value="0">
            <text:p>0,00 €</text:p>
          </table:table-cell>
          <table:table-cell table:formula="of:=SUM([.P29:.AA29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29:.AN29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29:.BA29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29:.BL29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29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Auto</text:p>
          </table:table-cell>
          <table:table-cell table:formula="of:=SUM([.C30:.N30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N$3];[Buchungsübersicht.$C$2:.$C$2799];[.N$2])" office:value-type="currency" office:currency="EUR" office:value="0">
            <text:p>0,00 €</text:p>
          </table:table-cell>
          <table:table-cell table:formula="of:=SUM([.P30:.AA30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30:.AN30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30:.BA30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30:.BL30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30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Steuer Auto</text:p>
          </table:table-cell>
          <table:table-cell table:formula="of:=SUM([.C31:.N31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N$3];[Buchungsübersicht.$C$2:.$C$2799];[.N$2])" office:value-type="currency" office:currency="EUR" office:value="0">
            <text:p>0,00 €</text:p>
          </table:table-cell>
          <table:table-cell table:formula="of:=SUM([.P31:.AA31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31:.AN31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31:.BA31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31:.BL31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31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Kontoführungsgebühren</text:p>
          </table:table-cell>
          <table:table-cell table:formula="of:=SUM([.C32:.N3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N$3];[Buchungsübersicht.$C$2:.$C$2799];[.N$2])" office:value-type="currency" office:currency="EUR" office:value="0">
            <text:p>0,00 €</text:p>
          </table:table-cell>
          <table:table-cell table:formula="of:=SUM([.P32:.AA3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32:.AN3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32:.BA3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32:.BL3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32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WEG Rücklage</text:p>
          </table:table-cell>
          <table:table-cell table:formula="of:=SUM([.C33:.N33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N$3];[Buchungsübersicht.$C$2:.$C$2799];[.N$2])" office:value-type="currency" office:currency="EUR" office:value="0">
            <text:p>0,00 €</text:p>
          </table:table-cell>
          <table:table-cell table:formula="of:=SUM([.P33:.AA33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33:.AN33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33:.BA33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33:.BL33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33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KG</text:p>
          </table:table-cell>
          <table:table-cell table:formula="of:=SUM([.C34:.N34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N$3];[Buchungsübersicht.$C$2:.$C$2799];[.N$2])" office:value-type="currency" office:currency="EUR" office:value="0">
            <text:p>0,00 €</text:p>
          </table:table-cell>
          <table:table-cell table:formula="of:=SUM([.P34:.AA34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34:.AN34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34:.BA34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34:.BL34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34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35:.N35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N$3];[Buchungsübersicht.$C$2:.$C$2799];[.N$2])" office:value-type="currency" office:currency="EUR" office:value="0">
            <text:p>0,00 €</text:p>
          </table:table-cell>
          <table:table-cell table:formula="of:=SUM([.P35:.AA35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35:.AN35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35:.BA35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35:.BL35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35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36:.N36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N$3];[Buchungsübersicht.$C$2:.$C$2799];[.N$2])" office:value-type="currency" office:currency="EUR" office:value="0">
            <text:p>0,00 €</text:p>
          </table:table-cell>
          <table:table-cell table:formula="of:=SUM([.P36:.AA36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36:.AN36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36:.BA36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36:.BL36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36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37:.N37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N$3];[Buchungsübersicht.$C$2:.$C$2799];[.N$2])" office:value-type="currency" office:currency="EUR" office:value="0">
            <text:p>0,00 €</text:p>
          </table:table-cell>
          <table:table-cell table:formula="of:=SUM([.P37:.AA37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37:.AN37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37:.BA37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37:.BL37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37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38:.N38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N$3];[Buchungsübersicht.$C$2:.$C$2799];[.N$2])" office:value-type="currency" office:currency="EUR" office:value="0">
            <text:p>0,00 €</text:p>
          </table:table-cell>
          <table:table-cell table:formula="of:=SUM([.P38:.AA38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38:.AN38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38:.BA38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38:.BL38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38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39:.N39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N$3];[Buchungsübersicht.$C$2:.$C$2799];[.N$2])" office:value-type="currency" office:currency="EUR" office:value="0">
            <text:p>0,00 €</text:p>
          </table:table-cell>
          <table:table-cell table:formula="of:=SUM([.P39:.AA39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39:.AN39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39:.BA39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39:.BL39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39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40:.N40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N$3];[Buchungsübersicht.$C$2:.$C$2799];[.N$2])" office:value-type="currency" office:currency="EUR" office:value="0">
            <text:p>0,00 €</text:p>
          </table:table-cell>
          <table:table-cell table:formula="of:=SUM([.P40:.AA40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40:.AN40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40:.BA40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40:.BL40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40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41:.N41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N$3];[Buchungsübersicht.$C$2:.$C$2799];[.N$2])" office:value-type="currency" office:currency="EUR" office:value="0">
            <text:p>0,00 €</text:p>
          </table:table-cell>
          <table:table-cell table:formula="of:=SUM([.P41:.AA41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41:.AN41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41:.BA41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41:.BL41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41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42:.N4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N$3];[Buchungsübersicht.$C$2:.$C$2799];[.N$2])" office:value-type="currency" office:currency="EUR" office:value="0">
            <text:p>0,00 €</text:p>
          </table:table-cell>
          <table:table-cell table:formula="of:=SUM([.P42:.AA4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42:.AN4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42:.BA4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42:.BL4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42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43:.N43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N$3];[Buchungsübersicht.$C$2:.$C$2799];[.N$2])" office:value-type="currency" office:currency="EUR" office:value="0">
            <text:p>0,00 €</text:p>
          </table:table-cell>
          <table:table-cell table:formula="of:=SUM([.P43:.AA43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43:.AN43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43:.BA43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43:.BL43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43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44:.N44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N$3];[Buchungsübersicht.$C$2:.$C$2799];[.N$2])" office:value-type="currency" office:currency="EUR" office:value="0">
            <text:p>0,00 €</text:p>
          </table:table-cell>
          <table:table-cell table:formula="of:=SUM([.P44:.AA44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44:.AN44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44:.BA44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44:.BL44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44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45:.N45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N$3];[Buchungsübersicht.$C$2:.$C$2799];[.N$2])" office:value-type="currency" office:currency="EUR" office:value="0">
            <text:p>0,00 €</text:p>
          </table:table-cell>
          <table:table-cell table:formula="of:=SUM([.P45:.AA45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45:.AN45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45:.BA45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45:.BL45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45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46:.N46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N$3];[Buchungsübersicht.$C$2:.$C$2799];[.N$2])" office:value-type="currency" office:currency="EUR" office:value="0">
            <text:p>0,00 €</text:p>
          </table:table-cell>
          <table:table-cell table:formula="of:=SUM([.P46:.AA46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46:.AN46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46:.BA46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46:.BL46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46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47:.N47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N$3];[Buchungsübersicht.$C$2:.$C$2799];[.N$2])" office:value-type="currency" office:currency="EUR" office:value="0">
            <text:p>0,00 €</text:p>
          </table:table-cell>
          <table:table-cell table:formula="of:=SUM([.P47:.AA47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47:.AN47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47:.BA47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47:.BL47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47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48:.N48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N$3];[Buchungsübersicht.$C$2:.$C$2799];[.N$2])" office:value-type="currency" office:currency="EUR" office:value="0">
            <text:p>0,00 €</text:p>
          </table:table-cell>
          <table:table-cell table:formula="of:=SUM([.P48:.AA48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48:.AN48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48:.BA48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48:.BL48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48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49:.N49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N$3];[Buchungsübersicht.$C$2:.$C$2799];[.N$2])" office:value-type="currency" office:currency="EUR" office:value="0">
            <text:p>0,00 €</text:p>
          </table:table-cell>
          <table:table-cell table:formula="of:=SUM([.P49:.AA49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49:.AN49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49:.BA49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49:.BL49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49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50:.N50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N$3];[Buchungsübersicht.$C$2:.$C$2799];[.N$2])" office:value-type="currency" office:currency="EUR" office:value="0">
            <text:p>0,00 €</text:p>
          </table:table-cell>
          <table:table-cell table:formula="of:=SUM([.P50:.AA50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50:.AN50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50:.BA50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50:.BL50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50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51:.N51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N$3];[Buchungsübersicht.$C$2:.$C$2799];[.N$2])" office:value-type="currency" office:currency="EUR" office:value="0">
            <text:p>0,00 €</text:p>
          </table:table-cell>
          <table:table-cell table:formula="of:=SUM([.P51:.AA51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51:.AN51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51:.BA51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51:.BL51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51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52:.N5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N$3];[Buchungsübersicht.$C$2:.$C$2799];[.N$2])" office:value-type="currency" office:currency="EUR" office:value="0">
            <text:p>0,00 €</text:p>
          </table:table-cell>
          <table:table-cell table:formula="of:=SUM([.P52:.AA5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52:.AN5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52:.BA5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52:.BL5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52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53:.N53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N$3];[Buchungsübersicht.$C$2:.$C$2799];[.N$2])" office:value-type="currency" office:currency="EUR" office:value="0">
            <text:p>0,00 €</text:p>
          </table:table-cell>
          <table:table-cell table:formula="of:=SUM([.P53:.AA53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53:.AN53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53:.BA53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53:.BL53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53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54:.N54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N$3];[Buchungsübersicht.$C$2:.$C$2799];[.N$2])" office:value-type="currency" office:currency="EUR" office:value="0">
            <text:p>0,00 €</text:p>
          </table:table-cell>
          <table:table-cell table:formula="of:=SUM([.P54:.AA54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54:.AN54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54:.BA54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54:.BL54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54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55:.N55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N$3];[Buchungsübersicht.$C$2:.$C$2799];[.N$2])" office:value-type="currency" office:currency="EUR" office:value="0">
            <text:p>0,00 €</text:p>
          </table:table-cell>
          <table:table-cell table:formula="of:=SUM([.P55:.AA55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55:.AN55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55:.BA55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55:.BL55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55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56:.N56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N$3];[Buchungsübersicht.$C$2:.$C$2799];[.N$2])" office:value-type="currency" office:currency="EUR" office:value="0">
            <text:p>0,00 €</text:p>
          </table:table-cell>
          <table:table-cell table:formula="of:=SUM([.P56:.AA56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56:.AN56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56:.BA56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56:.BL56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56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57:.N57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N$3];[Buchungsübersicht.$C$2:.$C$2799];[.N$2])" office:value-type="currency" office:currency="EUR" office:value="0">
            <text:p>0,00 €</text:p>
          </table:table-cell>
          <table:table-cell table:formula="of:=SUM([.P57:.AA57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57:.AN57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57:.BA57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57:.BL57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57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58:.N58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N$3];[Buchungsübersicht.$C$2:.$C$2799];[.N$2])" office:value-type="currency" office:currency="EUR" office:value="0">
            <text:p>0,00 €</text:p>
          </table:table-cell>
          <table:table-cell table:formula="of:=SUM([.P58:.AA58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58:.AN58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58:.BA58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58:.BL58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58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59:.N59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N$3];[Buchungsübersicht.$C$2:.$C$2799];[.N$2])" office:value-type="currency" office:currency="EUR" office:value="0">
            <text:p>0,00 €</text:p>
          </table:table-cell>
          <table:table-cell table:formula="of:=SUM([.P59:.AA59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59:.AN59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59:.BA59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59:.BL59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59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60:.N60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N$3];[Buchungsübersicht.$C$2:.$C$2799];[.N$2])" office:value-type="currency" office:currency="EUR" office:value="0">
            <text:p>0,00 €</text:p>
          </table:table-cell>
          <table:table-cell table:formula="of:=SUM([.P60:.AA60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60:.AN60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60:.BA60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60:.BL60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60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61:.N61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N$3];[Buchungsübersicht.$C$2:.$C$2799];[.N$2])" office:value-type="currency" office:currency="EUR" office:value="0">
            <text:p>0,00 €</text:p>
          </table:table-cell>
          <table:table-cell table:formula="of:=SUM([.P61:.AA61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61:.AN61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61:.BA61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61:.BL61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61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62:.N6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N$3];[Buchungsübersicht.$C$2:.$C$2799];[.N$2])" office:value-type="currency" office:currency="EUR" office:value="0">
            <text:p>0,00 €</text:p>
          </table:table-cell>
          <table:table-cell table:formula="of:=SUM([.P62:.AA6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62:.AN6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62:.BA6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62:.BL6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62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63:.N63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N$3];[Buchungsübersicht.$C$2:.$C$2799];[.N$2])" office:value-type="currency" office:currency="EUR" office:value="0">
            <text:p>0,00 €</text:p>
          </table:table-cell>
          <table:table-cell table:formula="of:=SUM([.P63:.AA63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63:.AN63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63:.BA63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63:.BL63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63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64:.N64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N$3];[Buchungsübersicht.$C$2:.$C$2799];[.N$2])" office:value-type="currency" office:currency="EUR" office:value="0">
            <text:p>0,00 €</text:p>
          </table:table-cell>
          <table:table-cell table:formula="of:=SUM([.P64:.AA64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64:.AN64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64:.BA64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64:.BL64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64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65:.N65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N$3];[Buchungsübersicht.$C$2:.$C$2799];[.N$2])" office:value-type="currency" office:currency="EUR" office:value="0">
            <text:p>0,00 €</text:p>
          </table:table-cell>
          <table:table-cell table:formula="of:=SUM([.P65:.AA65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65:.AN65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65:.BA65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65:.BL65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65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66:.N66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N$3];[Buchungsübersicht.$C$2:.$C$2799];[.N$2])" office:value-type="currency" office:currency="EUR" office:value="0">
            <text:p>0,00 €</text:p>
          </table:table-cell>
          <table:table-cell table:formula="of:=SUM([.P66:.AA66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66:.AN66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66:.BA66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66:.BL66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66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67:.N67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N$3];[Buchungsübersicht.$C$2:.$C$2799];[.N$2])" office:value-type="currency" office:currency="EUR" office:value="0">
            <text:p>0,00 €</text:p>
          </table:table-cell>
          <table:table-cell table:formula="of:=SUM([.P67:.AA67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67:.AN67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67:.BA67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67:.BL67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67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68:.N68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N$3];[Buchungsübersicht.$C$2:.$C$2799];[.N$2])" office:value-type="currency" office:currency="EUR" office:value="0">
            <text:p>0,00 €</text:p>
          </table:table-cell>
          <table:table-cell table:formula="of:=SUM([.P68:.AA68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68:.AN68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68:.BA68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68:.BL68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68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69:.N69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N$3];[Buchungsübersicht.$C$2:.$C$2799];[.N$2])" office:value-type="currency" office:currency="EUR" office:value="0">
            <text:p>0,00 €</text:p>
          </table:table-cell>
          <table:table-cell table:formula="of:=SUM([.P69:.AA69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69:.AN69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69:.BA69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69:.BL69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69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70:.N70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N$3];[Buchungsübersicht.$C$2:.$C$2799];[.N$2])" office:value-type="currency" office:currency="EUR" office:value="0">
            <text:p>0,00 €</text:p>
          </table:table-cell>
          <table:table-cell table:formula="of:=SUM([.P70:.AA70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70:.AN70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70:.BA70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70:.BL70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70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71:.N71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N$3];[Buchungsübersicht.$C$2:.$C$2799];[.N$2])" office:value-type="currency" office:currency="EUR" office:value="0">
            <text:p>0,00 €</text:p>
          </table:table-cell>
          <table:table-cell table:formula="of:=SUM([.P71:.AA71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71:.AN71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71:.BA71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71:.BL71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71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72:.N7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N$3];[Buchungsübersicht.$C$2:.$C$2799];[.N$2])" office:value-type="currency" office:currency="EUR" office:value="0">
            <text:p>0,00 €</text:p>
          </table:table-cell>
          <table:table-cell table:formula="of:=SUM([.P72:.AA7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72:.AN7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72:.BA7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72:.BL7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72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73:.N73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N$3];[Buchungsübersicht.$C$2:.$C$2799];[.N$2])" office:value-type="currency" office:currency="EUR" office:value="0">
            <text:p>0,00 €</text:p>
          </table:table-cell>
          <table:table-cell table:formula="of:=SUM([.P73:.AA73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73:.AN73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73:.BA73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73:.BL73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73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74:.N74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N$3];[Buchungsübersicht.$C$2:.$C$2799];[.N$2])" office:value-type="currency" office:currency="EUR" office:value="0">
            <text:p>0,00 €</text:p>
          </table:table-cell>
          <table:table-cell table:formula="of:=SUM([.P74:.AA74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74:.AN74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74:.BA74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74:.BL74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74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75:.N75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N$3];[Buchungsübersicht.$C$2:.$C$2799];[.N$2])" office:value-type="currency" office:currency="EUR" office:value="0">
            <text:p>0,00 €</text:p>
          </table:table-cell>
          <table:table-cell table:formula="of:=SUM([.P75:.AA75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75:.AN75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75:.BA75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75:.BL75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75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76:.N76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N$3];[Buchungsübersicht.$C$2:.$C$2799];[.N$2])" office:value-type="currency" office:currency="EUR" office:value="0">
            <text:p>0,00 €</text:p>
          </table:table-cell>
          <table:table-cell table:formula="of:=SUM([.P76:.AA76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76:.AN76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76:.BA76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76:.BL76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76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77:.N77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N$3];[Buchungsübersicht.$C$2:.$C$2799];[.N$2])" office:value-type="currency" office:currency="EUR" office:value="0">
            <text:p>0,00 €</text:p>
          </table:table-cell>
          <table:table-cell table:formula="of:=SUM([.P77:.AA77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77:.AN77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77:.BA77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77:.BL77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77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78:.N78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N$3];[Buchungsübersicht.$C$2:.$C$2799];[.N$2])" office:value-type="currency" office:currency="EUR" office:value="0">
            <text:p>0,00 €</text:p>
          </table:table-cell>
          <table:table-cell table:formula="of:=SUM([.P78:.AA78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78:.AN78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78:.BA78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78:.BL78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78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79:.N79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N$3];[Buchungsübersicht.$C$2:.$C$2799];[.N$2])" office:value-type="currency" office:currency="EUR" office:value="0">
            <text:p>0,00 €</text:p>
          </table:table-cell>
          <table:table-cell table:formula="of:=SUM([.P79:.AA79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79:.AN79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79:.BA79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79:.BL79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79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80:.N80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N$3];[Buchungsübersicht.$C$2:.$C$2799];[.N$2])" office:value-type="currency" office:currency="EUR" office:value="0">
            <text:p>0,00 €</text:p>
          </table:table-cell>
          <table:table-cell table:formula="of:=SUM([.P80:.AA80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80:.AN80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80:.BA80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80:.BL80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80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81:.N81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N$3];[Buchungsübersicht.$C$2:.$C$2799];[.N$2])" office:value-type="currency" office:currency="EUR" office:value="0">
            <text:p>0,00 €</text:p>
          </table:table-cell>
          <table:table-cell table:formula="of:=SUM([.P81:.AA81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81:.AN81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81:.BA81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81:.BL81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81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82:.N8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N$3];[Buchungsübersicht.$C$2:.$C$2799];[.N$2])" office:value-type="currency" office:currency="EUR" office:value="0">
            <text:p>0,00 €</text:p>
          </table:table-cell>
          <table:table-cell table:formula="of:=SUM([.P82:.AA8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82:.AN8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82:.BA8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82:.BL8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82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83:.N83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N$3];[Buchungsübersicht.$C$2:.$C$2799];[.N$2])" office:value-type="currency" office:currency="EUR" office:value="0">
            <text:p>0,00 €</text:p>
          </table:table-cell>
          <table:table-cell table:formula="of:=SUM([.P83:.AA83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83:.AN83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83:.BA83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83:.BL83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83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84:.N84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N$3];[Buchungsübersicht.$C$2:.$C$2799];[.N$2])" office:value-type="currency" office:currency="EUR" office:value="0">
            <text:p>0,00 €</text:p>
          </table:table-cell>
          <table:table-cell table:formula="of:=SUM([.P84:.AA84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84:.AN84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84:.BA84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84:.BL84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84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85:.N85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N$3];[Buchungsübersicht.$C$2:.$C$2799];[.N$2])" office:value-type="currency" office:currency="EUR" office:value="0">
            <text:p>0,00 €</text:p>
          </table:table-cell>
          <table:table-cell table:formula="of:=SUM([.P85:.AA85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85:.AN85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85:.BA85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85:.BL85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85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86:.N86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N$3];[Buchungsübersicht.$C$2:.$C$2799];[.N$2])" office:value-type="currency" office:currency="EUR" office:value="0">
            <text:p>0,00 €</text:p>
          </table:table-cell>
          <table:table-cell table:formula="of:=SUM([.P86:.AA86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86:.AN86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86:.BA86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86:.BL86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86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87:.N87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N$3];[Buchungsübersicht.$C$2:.$C$2799];[.N$2])" office:value-type="currency" office:currency="EUR" office:value="0">
            <text:p>0,00 €</text:p>
          </table:table-cell>
          <table:table-cell table:formula="of:=SUM([.P87:.AA87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87:.AN87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87:.BA87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87:.BL87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87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88:.N88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N$3];[Buchungsübersicht.$C$2:.$C$2799];[.N$2])" office:value-type="currency" office:currency="EUR" office:value="0">
            <text:p>0,00 €</text:p>
          </table:table-cell>
          <table:table-cell table:formula="of:=SUM([.P88:.AA88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88:.AN88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88:.BA88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88:.BL88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88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89:.N89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N$3];[Buchungsübersicht.$C$2:.$C$2799];[.N$2])" office:value-type="currency" office:currency="EUR" office:value="0">
            <text:p>0,00 €</text:p>
          </table:table-cell>
          <table:table-cell table:formula="of:=SUM([.P89:.AA89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89:.AN89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89:.BA89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89:.BL89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89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90:.N90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N$3];[Buchungsübersicht.$C$2:.$C$2799];[.N$2])" office:value-type="currency" office:currency="EUR" office:value="0">
            <text:p>0,00 €</text:p>
          </table:table-cell>
          <table:table-cell table:formula="of:=SUM([.P90:.AA90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90:.AN90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90:.BA90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90:.BL90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90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91:.N91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N$3];[Buchungsübersicht.$C$2:.$C$2799];[.N$2])" office:value-type="currency" office:currency="EUR" office:value="0">
            <text:p>0,00 €</text:p>
          </table:table-cell>
          <table:table-cell table:formula="of:=SUM([.P91:.AA91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91:.AN91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91:.BA91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91:.BL91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91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92:.N9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N$3];[Buchungsübersicht.$C$2:.$C$2799];[.N$2])" office:value-type="currency" office:currency="EUR" office:value="0">
            <text:p>0,00 €</text:p>
          </table:table-cell>
          <table:table-cell table:formula="of:=SUM([.P92:.AA9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92:.AN9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92:.BA9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92:.BL9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92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93:.N93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N$3];[Buchungsübersicht.$C$2:.$C$2799];[.N$2])" office:value-type="currency" office:currency="EUR" office:value="0">
            <text:p>0,00 €</text:p>
          </table:table-cell>
          <table:table-cell table:formula="of:=SUM([.P93:.AA93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93:.AN93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93:.BA93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93:.BL93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93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94:.N94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N$3];[Buchungsübersicht.$C$2:.$C$2799];[.N$2])" office:value-type="currency" office:currency="EUR" office:value="0">
            <text:p>0,00 €</text:p>
          </table:table-cell>
          <table:table-cell table:formula="of:=SUM([.P94:.AA94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94:.AN94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94:.BA94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94:.BL94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94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95:.N95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N$3];[Buchungsübersicht.$C$2:.$C$2799];[.N$2])" office:value-type="currency" office:currency="EUR" office:value="0">
            <text:p>0,00 €</text:p>
          </table:table-cell>
          <table:table-cell table:formula="of:=SUM([.P95:.AA95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95:.AN95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95:.BA95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95:.BL95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95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96:.N96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N$3];[Buchungsübersicht.$C$2:.$C$2799];[.N$2])" office:value-type="currency" office:currency="EUR" office:value="0">
            <text:p>0,00 €</text:p>
          </table:table-cell>
          <table:table-cell table:formula="of:=SUM([.P96:.AA96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96:.AN96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96:.BA96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96:.BL96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96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97:.N97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N$3];[Buchungsübersicht.$C$2:.$C$2799];[.N$2])" office:value-type="currency" office:currency="EUR" office:value="0">
            <text:p>0,00 €</text:p>
          </table:table-cell>
          <table:table-cell table:formula="of:=SUM([.P97:.AA97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97:.AN97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97:.BA97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97:.BL97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97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98:.N98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N$3];[Buchungsübersicht.$C$2:.$C$2799];[.N$2])" office:value-type="currency" office:currency="EUR" office:value="0">
            <text:p>0,00 €</text:p>
          </table:table-cell>
          <table:table-cell table:formula="of:=SUM([.P98:.AA98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98:.AN98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98:.BA98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98:.BL98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98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99:.N99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N$3];[Buchungsübersicht.$C$2:.$C$2799];[.N$2])" office:value-type="currency" office:currency="EUR" office:value="0">
            <text:p>0,00 €</text:p>
          </table:table-cell>
          <table:table-cell table:formula="of:=SUM([.P99:.AA99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99:.AN99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99:.BA99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99:.BL99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99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table:formula="of:=SUM([.C100:.N100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C$3];[Buchungsübersicht.$C$2:.$C$2799];[.C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D$3];[Buchungsübersicht.$C$2:.$C$2799];[.D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E$3];[Buchungsübersicht.$C$2:.$C$2799];[.E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F$3];[Buchungsübersicht.$C$2:.$C$2799];[.F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G$3];[Buchungsübersicht.$C$2:.$C$2799];[.G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H$3];[Buchungsübersicht.$C$2:.$C$2799];[.H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I$3];[Buchungsübersicht.$C$2:.$C$2799];[.I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J$3];[Buchungsübersicht.$C$2:.$C$2799];[.J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K$3];[Buchungsübersicht.$C$2:.$C$2799];[.K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L$3];[Buchungsübersicht.$C$2:.$C$2799];[.L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M$3];[Buchungsübersicht.$C$2:.$C$2799];[.M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N$3];[Buchungsübersicht.$C$2:.$C$2799];[.N$2])" office:value-type="currency" office:currency="EUR" office:value="0">
            <text:p>0,00 €</text:p>
          </table:table-cell>
          <table:table-cell table:formula="of:=SUM([.P100:.AA100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P$3];[Buchungsübersicht.$C$2:.$C$2799];[.P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Q$3];[Buchungsübersicht.$C$2:.$C$2799];[.Q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R$3];[Buchungsübersicht.$C$2:.$C$2799];[.R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S$3];[Buchungsübersicht.$C$2:.$C$2799];[.S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T$3];[Buchungsübersicht.$C$2:.$C$2799];[.T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U$3];[Buchungsübersicht.$C$2:.$C$2799];[.U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V$3];[Buchungsübersicht.$C$2:.$C$2799];[.V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W$3];[Buchungsübersicht.$C$2:.$C$2799];[.W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X$3];[Buchungsübersicht.$C$2:.$C$2799];[.X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Y$3];[Buchungsübersicht.$C$2:.$C$2799];[.Y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Z$3];[Buchungsübersicht.$C$2:.$C$2799];[.Z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A$3];[Buchungsübersicht.$C$2:.$C$2799];[.AA$2])" office:value-type="currency" office:currency="EUR" office:value="0">
            <text:p>0,00 €</text:p>
          </table:table-cell>
          <table:table-cell table:formula="of:=SUM([.AC100:.AN100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C$3];[Buchungsübersicht.$C$2:.$C$2799];[.AC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D$3];[Buchungsübersicht.$C$2:.$C$2799];[.AD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E$3];[Buchungsübersicht.$C$2:.$C$2799];[.AE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F$3];[Buchungsübersicht.$C$2:.$C$2799];[.AF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G$3];[Buchungsübersicht.$C$2:.$C$2799];[.AG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H$3];[Buchungsübersicht.$C$2:.$C$2799];[.AH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I$3];[Buchungsübersicht.$C$2:.$C$2799];[.AI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J$3];[Buchungsübersicht.$C$2:.$C$2799];[.AJ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K$3];[Buchungsübersicht.$C$2:.$C$2799];[.AK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L$3];[Buchungsübersicht.$C$2:.$C$2799];[.AL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M$3];[Buchungsübersicht.$C$2:.$C$2799];[.AM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N$3];[Buchungsübersicht.$C$2:.$C$2799];[.AN$2])" office:value-type="currency" office:currency="EUR" office:value="0">
            <text:p>0,00 €</text:p>
          </table:table-cell>
          <table:table-cell table:formula="of:=SUM([.AP100:.BA100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P$3];[Buchungsübersicht.$C$2:.$C$2799];[.AP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Q$3];[Buchungsübersicht.$C$2:.$C$2799];[.AQ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R$3];[Buchungsübersicht.$C$2:.$C$2799];[.AR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S$3];[Buchungsübersicht.$C$2:.$C$2799];[.AS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T$3];[Buchungsübersicht.$C$2:.$C$2799];[.AT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U$3];[Buchungsübersicht.$C$2:.$C$2799];[.AU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V$3];[Buchungsübersicht.$C$2:.$C$2799];[.AV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W$3];[Buchungsübersicht.$C$2:.$C$2799];[.AW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X$3];[Buchungsübersicht.$C$2:.$C$2799];[.AX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Y$3];[Buchungsübersicht.$C$2:.$C$2799];[.AY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AZ$3];[Buchungsübersicht.$C$2:.$C$2799];[.AZ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BA$3];[Buchungsübersicht.$C$2:.$C$2799];[.BA$2])" office:value-type="currency" office:currency="EUR" office:value="0">
            <text:p>0,00 €</text:p>
          </table:table-cell>
          <table:table-cell table:formula="of:=SUM([.BC100:.BL100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BC$3];[Buchungsübersicht.$C$2:.$C$2799];[.BC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BD$3];[Buchungsübersicht.$C$2:.$C$2799];[.BD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BE$3];[Buchungsübersicht.$C$2:.$C$2799];[.BE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BF$3];[Buchungsübersicht.$C$2:.$C$2799];[.BF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BG$3];[Buchungsübersicht.$C$2:.$C$2799];[.BG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BH$3];[Buchungsübersicht.$C$2:.$C$2799];[.BH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BI$3];[Buchungsübersicht.$C$2:.$C$2799];[.BI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BJ$3];[Buchungsübersicht.$C$2:.$C$2799];[.BJ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BK$3];[Buchungsübersicht.$C$2:.$C$2799];[.BK$2])" office:value-type="currency" office:currency="EUR" office:value="0">
            <text:p>0,00 €</text:p>
          </table:table-cell>
          <table:table-cell table:formula="of:=SUMIFS([Buchungsübersicht.$H$2:.$H$2799];[Buchungsübersicht.$D$2:.$D$2799];[.$A100];[Buchungsübersicht.$B$2:.$B$2799];[.BL$3];[Buchungsübersicht.$C$2:.$C$2799];[.BL$2])" office:value-type="currency" office:currency="EUR" office:value="0">
            <text:p>0,00 €</text:p>
          </table:table-cell>
          <table:table-cell/>
        </table:table-row>
        <table:table-row table:style-name="ro1" table:number-rows-repeated="29">
          <table:table-cell table:number-columns-repeated="19"/>
          <table:table-cell table:style-name="Default"/>
          <table:table-cell table:number-columns-repeated="3"/>
          <table:table-cell table:style-name="Default"/>
          <table:table-cell table:number-columns-repeated="41"/>
        </table:table-row>
        <table:table-row table:style-name="ro1" table:number-rows-repeated="1459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Buchungsübersicht" table:style-name="ta2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ce1"/>
        <table:table-column table:style-name="co3" table:default-cell-style-name="Default"/>
        <table:table-row table:style-name="ro2">
          <table:table-cell table:style-name="ce5" office:value-type="string">
            <text:p>Datum</text:p>
          </table:table-cell>
          <table:table-cell table:style-name="ce5" office:value-type="string">
            <text:p>Monat</text:p>
          </table:table-cell>
          <table:table-cell table:style-name="ce5" office:value-type="string">
            <text:p>Jahr</text:p>
          </table:table-cell>
          <table:table-cell table:style-name="ce6" office:value-type="string">
            <text:p>Kategorie</text:p>
          </table:table-cell>
          <table:table-cell table:style-name="ce6" office:value-type="string">
            <text:p>Empfänger</text:p>
          </table:table-cell>
          <table:table-cell table:style-name="ce6" office:value-type="string">
            <text:p>Typ</text:p>
          </table:table-cell>
          <table:table-cell table:style-name="ce7" office:value-type="string">
            <text:p>Beschreibung</text:p>
          </table:table-cell>
          <table:table-cell table:style-name="ce8" office:value-type="string">
            <text:p>Betrag</text:p>
          </table:table-cell>
          <table:table-cell table:style-name="ce6"/>
        </table:table-row>
        <table:table-row table:style-name="ro2" table:number-rows-repeated="1048574">
          <table:table-cell table:number-columns-repeated="9"/>
        </table:table-row>
        <table:table-row table:style-name="ro2">
          <table:table-cell table:number-columns-repeated="9"/>
        </table:table-row>
      </table:table>
      <table:database-ranges>
        <table:database-range table:name="__Anonymous_Sheet_DB__1" table:target-range-address="Buchungsübersicht.A1:Buchungsübersicht.G1" table:display-filter-buttons="true"/>
        <table:database-range table:name="__Anonymous_Sheet_DB__2" table:target-range-address="Buchungsübersicht.A1:Buchungsübersicht.H1" table:display-filter-buttons="true">
          <table:filter>
            <table:filter-condition table:field-number="2" table:value="" table:operator="="/>
          </table:filter>
        </table:database-range>
        <table:database-range table:name="__Anonymous_Sheet_DB__3" table:target-range-address="Buchungsübersicht.A1:Buchungsübersicht.H1" table:display-filter-buttons="true"/>
        <table:database-range table:name="__Anonymous_Sheet_DB__4" table:target-range-address="Buchungsübersicht.A1:Buchungsübersicht.H1" table:display-filter-buttons="true"/>
        <table:database-range table:name="__Anonymous_Sheet_DB__5" table:target-range-address="Buchungsübersicht.A1:Buchungsübersicht.H1046411" table:display-filter-buttons="true"/>
        <table:database-range table:name="__Anonymous_Sheet_DB__6" table:target-range-address="Buchungsübersicht.A2:Buchungsübersicht.H2"/>
        <table:database-range table:name="__Anonymous_Sheet_DB__7" table:target-range-address="Buchungsübersicht.A1:Buchungsübersicht.H1" table:display-filter-buttons="true"/>
        <table:database-range table:target-range-address="Buchungsübersicht.A1:Buchungsübersicht.AMJ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3P0"/>
    </number:currency-style>
    <number:currency-style style:name="N115P0" style:volatile="true">
      <style:text-properties fo:color="#00ff00"/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7">07.09.2023</text:date>, <text:time>19:05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Übersicht" style:display-name="PageStyle_Übersich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Beispielmonat" style:display-name="PageStyle_Beispielmona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dc:date>2023-09-07T19:05:19.84</dc:date>
    <meta:editing-duration>PT3H28M55S</meta:editing-duration>
    <meta:editing-cycles>19646</meta:editing-cycles>
    <meta:document-statistic meta:table-count="2" meta:cell-count="6274" meta:object-count="0"/>
  </office:meta>
</office:document-meta>
</file>